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6in" style:rel-column-width="6624*"/>
    </style:style>
    <style:style style:name="FoodItems.B" style:family="table-column">
      <style:table-column-properties style:column-width="0.5847in" style:rel-column-width="842*"/>
    </style:style>
    <style:style style:name="FoodItems.C" style:family="table-column">
      <style:table-column-properties style:column-width="0.5799in" style:rel-column-width="835*"/>
    </style:style>
    <style:style style:name="FoodItems.E" style:family="table-column">
      <style:table-column-properties style:column-width="0.5806in" style:rel-column-width="836*"/>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A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 style:family="table-cell" style:data-style-name="N0">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28" style:family="table-cell" style:data-style-name="N0">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D28"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28"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2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4"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64"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6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1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D1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0"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70"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174" style:family="table-row">
      <style:table-row-properties fo:background-color="transparent" fo:keep-together="auto">
        <style:background-image/>
      </style:table-row-properties>
    </style:style>
    <style:style style:name="FoodItems.D17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5"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75"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7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3810eb" officeooo:paragraph-rsid="003810eb" style:font-size-asian="10pt" style:font-size-complex="10pt"/>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Standard">
      <style:text-properties fo:font-size="10pt" officeooo:rsid="0036d204" officeooo:paragraph-rsid="0036d204" style:font-size-asian="10pt" style:font-size-complex="10pt"/>
    </style:style>
    <style:style style:name="P7" style:family="paragraph" style:parent-style-name="Standard">
      <style:text-properties fo:font-size="10pt" officeooo:rsid="007e42b2" officeooo:paragraph-rsid="007e42b2" style:font-size-asian="10pt" style:font-size-complex="10pt"/>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5174" officeooo:paragraph-rsid="00975174"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e0cd9"/>
    </style:style>
    <style:style style:name="T34" style:family="text">
      <style:text-properties officeooo:rsid="007e42b2"/>
    </style:style>
    <style:style style:name="T35" style:family="text">
      <style:text-properties officeooo:rsid="007e92ab"/>
    </style:style>
    <style:style style:name="T36" style:family="text">
      <style:text-properties officeooo:rsid="007fce37"/>
    </style:style>
    <style:style style:name="T37" style:family="text">
      <style:text-properties officeooo:rsid="0080d408"/>
    </style:style>
    <style:style style:name="T38" style:family="text">
      <style:text-properties officeooo:rsid="00818276"/>
    </style:style>
    <style:style style:name="T39" style:family="text">
      <style:text-properties officeooo:rsid="00828f47"/>
    </style:style>
    <style:style style:name="T40" style:family="text">
      <style:text-properties officeooo:rsid="0084227e"/>
    </style:style>
    <style:style style:name="T41" style:family="text">
      <style:text-properties officeooo:rsid="00853a1f"/>
    </style:style>
    <style:style style:name="T42" style:family="text">
      <style:text-properties officeooo:rsid="0086805a"/>
    </style:style>
    <style:style style:name="T43" style:family="text">
      <style:text-properties officeooo:rsid="0087231d"/>
    </style:style>
    <style:style style:name="T44" style:family="text">
      <style:text-properties officeooo:rsid="008838ae"/>
    </style:style>
    <style:style style:name="T45" style:family="text">
      <style:text-properties officeooo:rsid="008c030e"/>
    </style:style>
    <style:style style:name="T46" style:family="text">
      <style:text-properties officeooo:rsid="008ce92b"/>
    </style:style>
    <style:style style:name="T47" style:family="text">
      <style:text-properties officeooo:rsid="008e6dcd"/>
    </style:style>
    <style:style style:name="T48" style:family="text">
      <style:text-properties officeooo:rsid="00920eec"/>
    </style:style>
    <style:style style:name="T49" style:family="text">
      <style:text-properties officeooo:rsid="009726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number-columns-repeated="2"/>
        <table:table-column table:style-name="FoodItems.E"/>
        <table:table-header-rows>
          <table:table-row table:style-name="FoodItems.1">
            <table:table-cell table:style-name="FoodItems.A1" office:value-type="string">
              <text:p text:style-name="P3">Food Item</text:p>
            </table:table-cell>
            <table:table-cell table:style-name="FoodItems.A1" office:value-type="string">
              <text:p text:style-name="P4">HP<text:span text:style-name="T26">+</text:span></text:p>
            </table:table-cell>
            <table:table-cell table:style-name="FoodItems.A1" office:value-type="string">
              <text:p text:style-name="P4">Value</text:p>
            </table:table-cell>
            <table:table-cell table:style-name="FoodItems.A1" office:value-type="string">
              <text:p text:style-name="P5">Rari<text:span text:style-name="T30">t</text:span>y</text:p>
            </table:table-cell>
            <table:table-cell table:style-name="FoodItems.E1" office:value-type="string">
              <text:p text:style-name="P5">Notes</text:p>
            </table:table-cell>
          </table:table-row>
        </table:table-header-rows>
        <table:table-row table:style-name="FoodItems.1">
          <table:table-cell table:style-name="FoodItems.A2" office:value-type="string">
            <text:p text:style-name="P17">Coffee <text:span text:style-name="T9">(6)</text:span></text:p>
            <text:p text:style-name="P17"><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17">Ground Bloodleaf Coffee</text:p>
          </table:table-cell>
          <table:table-cell table:style-name="FoodItems.B2" office:value-type="float" office:value="-5">
            <text:p text:style-name="P16">-<text:span text:style-name="T19">5</text:span></text:p>
          </table:table-cell>
          <table:table-cell table:style-name="FoodItems.B2" office:value-type="float" office:value="50">
            <text:p text:style-name="P10">50</text:p>
          </table:table-cell>
          <table:table-cell table:style-name="FoodItems.D3" office:value-type="string">
            <text:p text:style-name="P12">C</text:p>
          </table:table-cell>
          <table:table-cell table:style-name="FoodItems.E3" office:value-type="string">
            <text:p text:style-name="P13">a</text:p>
          </table:table-cell>
        </table:table-row>
        <table:table-row table:style-name="FoodItems.1">
          <table:table-cell table:style-name="FoodItems.A2" office:value-type="string">
            <text:p text:style-name="P17">Ground Hubflower Coffee</text:p>
          </table:table-cell>
          <table:table-cell table:style-name="FoodItems.B2" office:value-type="float" office:value="-5">
            <text:p text:style-name="P16">-<text:span text:style-name="T19">5</text:span></text:p>
          </table:table-cell>
          <table:table-cell table:style-name="FoodItems.B2" office:value-type="float" office:value="50">
            <text:p text:style-name="P10">50</text:p>
          </table:table-cell>
          <table:table-cell table:style-name="FoodItems.D4" office:value-type="string">
            <text:p text:style-name="P12">C</text:p>
          </table:table-cell>
          <table:table-cell table:style-name="FoodItems.E4" office:value-type="string">
            <text:p text:style-name="P13">a</text:p>
          </table:table-cell>
        </table:table-row>
        <table:table-row table:style-name="FoodItems.1">
          <table:table-cell table:style-name="FoodItems.A2" office:value-type="string">
            <text:p text:style-name="P17">Ground Decaf “Coffee”</text:p>
          </table:table-cell>
          <table:table-cell table:style-name="FoodItems.B2" office:value-type="float" office:value="0">
            <text:p text:style-name="P18">0</text:p>
          </table:table-cell>
          <table:table-cell table:style-name="FoodItems.B2" office:value-type="float" office:value="1">
            <text:p text:style-name="P18">1</text:p>
          </table:table-cell>
          <table:table-cell table:style-name="FoodItems.D5" office:value-type="string">
            <text:p text:style-name="P12">C</text:p>
          </table:table-cell>
          <table:table-cell table:style-name="FoodItems.E5" office:value-type="string">
            <text:p text:style-name="P14">a</text:p>
          </table:table-cell>
        </table:table-row>
        <table:table-row table:style-name="FoodItems.1">
          <table:table-cell table:style-name="FoodItems.A2" office:value-type="string">
            <text:p text:style-name="P17">Brewed Bloodleaf Coffee</text:p>
          </table:table-cell>
          <table:table-cell table:style-name="FoodItems.B2" office:value-type="float" office:value="2">
            <text:p text:style-name="P18">2</text:p>
          </table:table-cell>
          <table:table-cell table:style-name="FoodItems.B2" office:value-type="float" office:value="4">
            <text:p text:style-name="P10">4</text:p>
          </table:table-cell>
          <table:table-cell table:style-name="FoodItems.D6" office:value-type="string">
            <text:p text:style-name="P12">C</text:p>
          </table:table-cell>
          <table:table-cell table:style-name="FoodItems.E6" office:value-type="string">
            <text:p text:style-name="P13">b</text:p>
          </table:table-cell>
        </table:table-row>
        <table:table-row table:style-name="FoodItems.1">
          <table:table-cell table:style-name="FoodItems.A2" office:value-type="string">
            <text:p text:style-name="P17">Brewed Hubflower Coffee</text:p>
          </table:table-cell>
          <table:table-cell table:style-name="FoodItems.B2" office:value-type="float" office:value="2">
            <text:p text:style-name="P18">2</text:p>
          </table:table-cell>
          <table:table-cell table:style-name="FoodItems.B2" office:value-type="float" office:value="4">
            <text:p text:style-name="P10">4</text:p>
          </table:table-cell>
          <table:table-cell table:style-name="FoodItems.D7" office:value-type="string">
            <text:p text:style-name="P12">C</text:p>
          </table:table-cell>
          <table:table-cell table:style-name="FoodItems.E7" office:value-type="string">
            <text:p text:style-name="P13">b</text:p>
          </table:table-cell>
        </table:table-row>
        <table:table-row table:style-name="FoodItems.1">
          <table:table-cell table:style-name="FoodItems.A2" office:value-type="string">
            <text:p text:style-name="P17">Brewed Decaf “Coffee”</text:p>
          </table:table-cell>
          <table:table-cell table:style-name="FoodItems.B2" office:value-type="float" office:value="0">
            <text:p text:style-name="P18">0</text:p>
          </table:table-cell>
          <table:table-cell table:style-name="FoodItems.B2" office:value-type="float" office:value="1">
            <text:p text:style-name="P18">1</text:p>
          </table:table-cell>
          <table:table-cell table:style-name="FoodItems.D8" office:value-type="string">
            <text:p text:style-name="P12">C</text:p>
          </table:table-cell>
          <table:table-cell table:style-name="FoodItems.E8" office:value-type="string">
            <text:p text:style-name="P15">a</text:p>
          </table:table-cell>
        </table:table-row>
        <table:table-row table:style-name="FoodItems.1">
          <table:table-cell table:style-name="FoodItems.A2" office:value-type="string">
            <text:p text:style-name="P17"/>
          </table:table-cell>
          <table:table-cell table:style-name="FoodItems.B2">
            <text:p text:style-name="P18"/>
          </table:table-cell>
          <table:table-cell table:style-name="FoodItems.B2">
            <text:p text:style-name="P18"/>
          </table:table-cell>
          <table:table-cell table:style-name="FoodItems.B2">
            <text:p text:style-name="P12"/>
          </table:table-cell>
          <table:table-cell table:style-name="FoodItems.E2">
            <text:p text:style-name="P15"/>
          </table:table-cell>
        </table:table-row>
        <table:table-row table:style-name="FoodItems.1">
          <table:table-cell table:style-name="FoodItems.A2" office:value-type="string">
            <text:p text:style-name="P8">Juice <text:span text:style-name="T9">(13)</text:span></text:p>
            <text:p text:style-name="P8"><text:s text:c="4"/><text:span text:style-name="T20">All juice temporarily boosts healing speed from other foods ingested, and therefore should be consumed at the same time as other foods for best results.</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9">Juice, <text:span text:style-name="T3">Apple</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1" office:value-type="string">
            <text:p text:style-name="P12">C</text:p>
          </table:table-cell>
          <table:table-cell table:style-name="FoodItems.E11" office:value-type="string">
            <text:p text:style-name="P16">-</text:p>
          </table:table-cell>
        </table:table-row>
        <table:table-row table:style-name="FoodItems.1">
          <table:table-cell table:style-name="FoodItems.A2" office:value-type="string">
            <text:p text:style-name="P8">Juice, <text:span text:style-name="T1">Aster Tea</text:span></text:p>
          </table:table-cell>
          <table:table-cell table:style-name="FoodItems.B2" office:value-type="float" office:value="22">
            <text:p text:style-name="P11">22</text:p>
          </table:table-cell>
          <table:table-cell table:style-name="FoodItems.B2" office:value-type="float" office:value="50">
            <text:p text:style-name="P10">50</text:p>
          </table:table-cell>
          <table:table-cell table:style-name="FoodItems.D12" office:value-type="string">
            <text:p text:style-name="P12">R</text:p>
          </table:table-cell>
          <table:table-cell table:style-name="FoodItems.E12" office:value-type="string">
            <text:p text:style-name="P16">-</text:p>
          </table:table-cell>
        </table:table-row>
        <table:table-row table:style-name="FoodItems.1">
          <table:table-cell table:style-name="FoodItems.A2" office:value-type="string">
            <text:p text:style-name="P8">Juice, <text:span text:style-name="T1">Black Bloodleaf</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3" office:value-type="string">
            <text:p text:style-name="P12">R</text:p>
          </table:table-cell>
          <table:table-cell table:style-name="FoodItems.E13" office:value-type="string">
            <text:p text:style-name="P16">-</text:p>
          </table:table-cell>
        </table:table-row>
        <table:table-row table:style-name="FoodItems.1">
          <table:table-cell table:style-name="FoodItems.A2" office:value-type="string">
            <text:p text:style-name="P8">Juice, <text:span text:style-name="T1">Blight n’ Berry</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4" office:value-type="string">
            <text:p text:style-name="P12">R</text:p>
          </table:table-cell>
          <table:table-cell table:style-name="FoodItems.E14" office:value-type="string">
            <text:p text:style-name="P16">-</text:p>
          </table:table-cell>
        </table:table-row>
        <table:table-row table:style-name="FoodItems.1">
          <table:table-cell table:style-name="FoodItems.A2" office:value-type="string">
            <text:p text:style-name="P8">Juice, <text:span text:style-name="T1">Golden Gourd</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5" office:value-type="string">
            <text:p text:style-name="P12">C</text:p>
          </table:table-cell>
          <table:table-cell table:style-name="FoodItems.E15" office:value-type="string">
            <text:p text:style-name="P16">-</text:p>
          </table:table-cell>
        </table:table-row>
        <table:table-row table:style-name="FoodItems.1">
          <table:table-cell table:style-name="FoodItems.A2" office:value-type="string">
            <text:p text:style-name="P8">Juice, <text:span text:style-name="T1">Lure Weed Tea</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6" office:value-type="string">
            <text:p text:style-name="P12">R</text:p>
          </table:table-cell>
          <table:table-cell table:style-name="FoodItems.E16" office:value-type="string">
            <text:p text:style-name="P16">-</text:p>
          </table:table-cell>
        </table:table-row>
        <table:table-row table:style-name="FoodItems.1">
          <table:table-cell table:style-name="FoodItems.A2" office:value-type="string">
            <text:p text:style-name="P8">Juice, <text:span text:style-name="T2">Melon</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7" office:value-type="string">
            <text:p text:style-name="P12">C</text:p>
          </table:table-cell>
          <table:table-cell table:style-name="FoodItems.E17" office:value-type="string">
            <text:p text:style-name="P16">-</text:p>
          </table:table-cell>
        </table:table-row>
        <table:table-row table:style-name="FoodItems.1">
          <table:table-cell table:style-name="FoodItems.A2" office:value-type="string">
            <text:p text:style-name="P8">Juice, <text:span text:style-name="T2">Mutfruit</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8" office:value-type="string">
            <text:p text:style-name="P12">C</text:p>
          </table:table-cell>
          <table:table-cell table:style-name="FoodItems.E18" office:value-type="string">
            <text:p text:style-name="P16">-</text:p>
          </table:table-cell>
        </table:table-row>
        <table:table-row table:style-name="FoodItems.1">
          <table:table-cell table:style-name="FoodItems.A2" office:value-type="string">
            <text:p text:style-name="P9">Juice, <text:span text:style-name="T3">Orange</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9" office:value-type="string">
            <text:p text:style-name="P12">C</text:p>
          </table:table-cell>
          <table:table-cell table:style-name="FoodItems.E19" office:value-type="string">
            <text:p text:style-name="P16">-</text:p>
          </table:table-cell>
        </table:table-row>
        <table:table-row table:style-name="FoodItems.1">
          <table:table-cell table:style-name="FoodItems.A2" office:value-type="string">
            <text:p text:style-name="P8">Juice, <text:span text:style-name="T2">Tarberry</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20" office:value-type="string">
            <text:p text:style-name="P12">C</text:p>
          </table:table-cell>
          <table:table-cell table:style-name="FoodItems.E20" office:value-type="string">
            <text:p text:style-name="P16">-</text:p>
          </table:table-cell>
        </table:table-row>
        <table:table-row table:style-name="FoodItems.1">
          <table:table-cell table:style-name="FoodItems.A2" office:value-type="string">
            <text:p text:style-name="P8">Juice, <text:span text:style-name="T2">Vegetable</text:span></text:p>
          </table:table-cell>
          <table:table-cell table:style-name="FoodItems.B2" office:value-type="float" office:value="10">
            <text:p text:style-name="P10">10</text:p>
          </table:table-cell>
          <table:table-cell table:style-name="FoodItems.B2" office:value-type="float" office:value="32">
            <text:p text:style-name="P10">32</text:p>
          </table:table-cell>
          <table:table-cell table:style-name="FoodItems.D21" office:value-type="string">
            <text:p text:style-name="P12">U</text:p>
          </table:table-cell>
          <table:table-cell table:style-name="FoodItems.E21" office:value-type="string">
            <text:p text:style-name="P16">-</text:p>
          </table:table-cell>
        </table:table-row>
        <table:table-row table:style-name="FoodItems.1">
          <table:table-cell table:style-name="FoodItems.A2" office:value-type="string">
            <text:p text:style-name="P8">Juice, <text:span text:style-name="T2">Wild Mutfruit</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22" office:value-type="string">
            <text:p text:style-name="P12">R</text:p>
          </table:table-cell>
          <table:table-cell table:style-name="FoodItems.E22" office:value-type="string">
            <text:p text:style-name="P16">-</text:p>
          </table:table-cell>
        </table:table-row>
        <table:table-row table:style-name="FoodItems.1">
          <table:table-cell table:style-name="FoodItems.A2" office:value-type="string">
            <text:p text:style-name="P8">Juice, <text:span text:style-name="T2">Wild Tarberry</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23" office:value-type="string">
            <text:p text:style-name="P12">R</text:p>
          </table:table-cell>
          <table:table-cell table:style-name="FoodItems.E23" office:value-type="string">
            <text:p text:style-name="P16">-</text:p>
          </table:table-cell>
        </table:table-row>
        <table:table-row table:style-name="FoodItems.1">
          <table:table-cell table:style-name="FoodItems.A2" office:value-type="string">
            <text:p text:style-name="P8"/>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able:table-row table:style-name="FoodItems.1">
          <table:table-cell table:style-name="FoodItems.A2" office:value-type="string">
            <text:p text:style-name="P75"><text:span text:style-name="T38">Ice Cream</text:span> (<text:span text:style-name="T46">8</text:span>)</text:p>
            <text:p text:style-name="P75"><text:s text:c="5"/><text:span text:style-name="T40">The floats are a</text:span>n ice cream float in a bottle, no refrigeration needed. <text:s/><text:span text:style-name="T40">All of the items in this category are bottled, canned, or sealed in a box with no need for refrigeration to stay good. <text:s/>They self-chill when opened.</text:span></text:p>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able:table-row table:style-name="FoodItems.1">
          <table:table-cell table:style-name="FoodItems.A2" office:value-type="string">
            <text:p text:style-name="P78"><text:span text:style-name="T39">Float, </text:span>Chocolate Mocha</text:p>
          </table:table-cell>
          <table:table-cell table:style-name="FoodItems.B2" office:value-type="float" office:value="40">
            <text:p text:style-name="P75">40</text:p>
          </table:table-cell>
          <table:table-cell table:style-name="FoodItems.B2" office:value-type="float" office:value="150">
            <text:p text:style-name="P77">15<text:span text:style-name="T36">0</text:span></text:p>
          </table:table-cell>
          <table:table-cell table:style-name="FoodItems.D26" office:value-type="string">
            <text:p text:style-name="P80">R</text:p>
          </table:table-cell>
          <table:table-cell table:style-name="FoodItems.E26" office:value-type="string">
            <text:p text:style-name="P76"><text:span text:style-name="T36">b, </text:span>d</text:p>
          </table:table-cell>
        </table:table-row>
        <table:table-row table:style-name="FoodItems.1">
          <table:table-cell table:style-name="FoodItems.A2" office:value-type="string">
            <text:p text:style-name="P79"><text:span text:style-name="T33">Float, Mint Chocolate</text:span></text:p>
          </table:table-cell>
          <table:table-cell table:style-name="FoodItems.B2" office:value-type="float" office:value="40">
            <text:p text:style-name="P77">40</text:p>
          </table:table-cell>
          <table:table-cell table:style-name="FoodItems.B2" office:value-type="float" office:value="125">
            <text:p text:style-name="P77">1<text:span text:style-name="T36">25</text:span></text:p>
          </table:table-cell>
          <table:table-cell table:style-name="FoodItems.D27" office:value-type="string">
            <text:p text:style-name="P80">U</text:p>
          </table:table-cell>
          <table:table-cell table:style-name="FoodItems.E27" office:value-type="string">
            <text:p text:style-name="P77">d</text:p>
          </table:table-cell>
        </table:table-row>
        <table:table-row table:style-name="FoodItems.1">
          <table:table-cell table:style-name="FoodItems.A1" office:value-type="string">
            <text:p text:style-name="P84">Ice Cream</text:p>
          </table:table-cell>
          <table:table-cell table:style-name="FoodItems.B28" office:value-type="float" office:value="30">
            <text:p text:style-name="P87">30</text:p>
          </table:table-cell>
          <table:table-cell table:style-name="FoodItems.B28" office:value-type="float" office:value="90">
            <text:p text:style-name="P88">90</text:p>
          </table:table-cell>
          <table:table-cell table:style-name="FoodItems.D28" office:value-type="string">
            <text:p text:style-name="P86">C</text:p>
          </table:table-cell>
          <table:table-cell table:style-name="FoodItems.E28" office:value-type="string">
            <text:p text:style-name="P16">-</text:p>
          </table:table-cell>
        </table:table-row>
        <table:table-row table:style-name="FoodItems.1">
          <table:table-cell table:style-name="FoodItems.A2" office:value-type="string">
            <text:p text:style-name="P85">Ice Cream, <text:span text:style-name="T45">Coffee</text:span></text:p>
          </table:table-cell>
          <table:table-cell table:style-name="FoodItems.B2" office:value-type="float" office:value="30">
            <text:p text:style-name="P87">30</text:p>
          </table:table-cell>
          <table:table-cell table:style-name="FoodItems.B2" office:value-type="float" office:value="120">
            <text:p text:style-name="P88">120</text:p>
          </table:table-cell>
          <table:table-cell table:style-name="FoodItems.D29" office:value-type="string">
            <text:p text:style-name="P86">R</text:p>
          </table:table-cell>
          <table:table-cell table:style-name="FoodItems.E29" office:value-type="string">
            <text:p text:style-name="P86">b</text:p>
          </table:table-cell>
        </table:table-row>
        <table:table-row table:style-name="FoodItems.1">
          <table:table-cell table:style-name="FoodItems.A2" office:value-type="string">
            <text:p text:style-name="P85">Ice Cream, <text:span text:style-name="T45">Tarberry</text:span></text:p>
          </table:table-cell>
          <table:table-cell table:style-name="FoodItems.B2" office:value-type="float" office:value="35">
            <text:p text:style-name="P87">35</text:p>
          </table:table-cell>
          <table:table-cell table:style-name="FoodItems.B2" office:value-type="float" office:value="100">
            <text:p text:style-name="P88">100</text:p>
          </table:table-cell>
          <table:table-cell table:style-name="FoodItems.D30" office:value-type="string">
            <text:p text:style-name="P86">C</text:p>
          </table:table-cell>
          <table:table-cell table:style-name="FoodItems.E30" office:value-type="string">
            <text:p text:style-name="P16">-</text:p>
          </table:table-cell>
        </table:table-row>
        <table:table-row table:style-name="FoodItems.1">
          <table:table-cell table:style-name="FoodItems.A2" office:value-type="string">
            <text:p text:style-name="P84">Ice Cream, Mint Choc.</text:p>
          </table:table-cell>
          <table:table-cell table:style-name="FoodItems.B2" office:value-type="float" office:value="35">
            <text:p text:style-name="P87">35</text:p>
          </table:table-cell>
          <table:table-cell table:style-name="FoodItems.B2" office:value-type="float" office:value="110">
            <text:p text:style-name="P88">110</text:p>
          </table:table-cell>
          <table:table-cell table:style-name="FoodItems.D31" office:value-type="string">
            <text:p text:style-name="P86">C</text:p>
          </table:table-cell>
          <table:table-cell table:style-name="FoodItems.E31" office:value-type="string">
            <text:p text:style-name="P16">-</text:p>
          </table:table-cell>
        </table:table-row>
        <table:table-row table:style-name="FoodItems.1">
          <table:table-cell table:style-name="FoodItems.A2" office:value-type="string">
            <text:p text:style-name="P85">Ice Cream, <text:span text:style-name="T45">Nuke Nut</text:span></text:p>
          </table:table-cell>
          <table:table-cell table:style-name="FoodItems.B2" office:value-type="float" office:value="35">
            <text:p text:style-name="P87">35</text:p>
          </table:table-cell>
          <table:table-cell table:style-name="FoodItems.B2" office:value-type="float" office:value="100">
            <text:p text:style-name="P88">100</text:p>
          </table:table-cell>
          <table:table-cell table:style-name="FoodItems.D32" office:value-type="string">
            <text:p text:style-name="P86">C</text:p>
          </table:table-cell>
          <table:table-cell table:style-name="FoodItems.E32" office:value-type="string">
            <text:p text:style-name="P16">-</text:p>
          </table:table-cell>
        </table:table-row>
        <table:table-row table:style-name="FoodItems.1">
          <table:table-cell table:style-name="FoodItems.A2" office:value-type="string">
            <text:p text:style-name="P85">Ice Cream, <text:span text:style-name="T45">Wild Tarberry</text:span></text:p>
          </table:table-cell>
          <table:table-cell table:style-name="FoodItems.B2" office:value-type="float" office:value="45">
            <text:p text:style-name="P87">45</text:p>
          </table:table-cell>
          <table:table-cell table:style-name="FoodItems.B2" office:value-type="float" office:value="135">
            <text:p text:style-name="P88">135</text:p>
          </table:table-cell>
          <table:table-cell table:style-name="FoodItems.D33" office:value-type="string">
            <text:p text:style-name="P86">U</text:p>
          </table:table-cell>
          <table:table-cell table:style-name="FoodItems.E33" office:value-type="string">
            <text:p text:style-name="P16">-</text:p>
          </table:table-cell>
        </table:table-row>
        <table:table-row table:style-name="FoodItems.1">
          <table:table-cell table:style-name="FoodItems.A2" office:value-type="string">
            <text:p text:style-name="P8"/>
            <text:p text:style-name="P8"/>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ext:soft-page-break/>
        <table:table-row table:style-name="FoodItems.1">
          <table:table-cell table:style-name="FoodItems.A2" office:value-type="string">
            <text:p text:style-name="P19">Soda <text:span text:style-name="T9">(13)</text:span></text:p>
            <text:p text:style-name="P19"><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19">Spot Soda <text:span text:style-name="T4">(Basic Plain Flavor)</text:span></text:p>
          </table:table-cell>
          <table:table-cell table:style-name="FoodItems.B2" office:value-type="float" office:value="25">
            <text:p text:style-name="P20">25</text:p>
          </table:table-cell>
          <table:table-cell table:style-name="FoodItems.B2" office:value-type="float" office:value="15">
            <text:p text:style-name="P21">15</text:p>
          </table:table-cell>
          <table:table-cell table:style-name="FoodItems.D36" office:value-type="string">
            <text:p text:style-name="P22">C</text:p>
          </table:table-cell>
          <table:table-cell table:style-name="FoodItems.E36" office:value-type="string">
            <text:p text:style-name="P16">-</text:p>
          </table:table-cell>
        </table:table-row>
        <table:table-row table:style-name="FoodItems.1">
          <table:table-cell table:style-name="FoodItems.A2" office:value-type="string">
            <text:p text:style-name="P19">Spot Soda, <text:span text:style-name="T4">Ab Crunch</text:span></text:p>
          </table:table-cell>
          <table:table-cell table:style-name="FoodItems.B2" office:value-type="float" office:value="40">
            <text:p text:style-name="P20">40</text:p>
          </table:table-cell>
          <table:table-cell table:style-name="FoodItems.B2" office:value-type="float" office:value="20">
            <text:p text:style-name="P21">20</text:p>
          </table:table-cell>
          <table:table-cell table:style-name="FoodItems.D37" office:value-type="string">
            <text:p text:style-name="P22">C</text:p>
          </table:table-cell>
          <table:table-cell table:style-name="FoodItems.E37" office:value-type="string">
            <text:p text:style-name="P16">-</text:p>
          </table:table-cell>
        </table:table-row>
        <table:table-row table:style-name="FoodItems.1">
          <table:table-cell table:style-name="FoodItems.A2" office:value-type="string">
            <text:p text:style-name="P19">Spot Soda, <text:span text:style-name="T4">Bloodshot</text:span></text:p>
          </table:table-cell>
          <table:table-cell table:style-name="FoodItems.B2" office:value-type="float" office:value="64">
            <text:p text:style-name="P20">64</text:p>
          </table:table-cell>
          <table:table-cell table:style-name="FoodItems.B2" office:value-type="float" office:value="32">
            <text:p text:style-name="P21">32</text:p>
          </table:table-cell>
          <table:table-cell table:style-name="FoodItems.D38" office:value-type="string">
            <text:p text:style-name="P22">C</text:p>
          </table:table-cell>
          <table:table-cell table:style-name="FoodItems.E38" office:value-type="string">
            <text:p text:style-name="P16">-</text:p>
          </table:table-cell>
        </table:table-row>
        <table:table-row table:style-name="FoodItems.1">
          <table:table-cell table:style-name="FoodItems.A2" office:value-type="string">
            <text:p text:style-name="P19">Spot Soda, <text:span text:style-name="T4">Classic Acid</text:span></text:p>
          </table:table-cell>
          <table:table-cell table:style-name="FoodItems.B2" office:value-type="float" office:value="90">
            <text:p text:style-name="P20">90</text:p>
          </table:table-cell>
          <table:table-cell table:style-name="FoodItems.B2" office:value-type="float" office:value="45">
            <text:p text:style-name="P21">45</text:p>
          </table:table-cell>
          <table:table-cell table:style-name="FoodItems.D39" office:value-type="string">
            <text:p text:style-name="P22">C</text:p>
          </table:table-cell>
          <table:table-cell table:style-name="FoodItems.E39" office:value-type="string">
            <text:p text:style-name="P16">-</text:p>
          </table:table-cell>
        </table:table-row>
        <table:table-row table:style-name="FoodItems.1">
          <table:table-cell table:style-name="FoodItems.A2" office:value-type="string">
            <text:p text:style-name="P19">Spot Soda, <text:span text:style-name="T4">Cream Dream</text:span></text:p>
          </table:table-cell>
          <table:table-cell table:style-name="FoodItems.B2" office:value-type="float" office:value="110">
            <text:p text:style-name="P20">110</text:p>
          </table:table-cell>
          <table:table-cell table:style-name="FoodItems.B2" office:value-type="float" office:value="55">
            <text:p text:style-name="P21">55</text:p>
          </table:table-cell>
          <table:table-cell table:style-name="FoodItems.D40" office:value-type="string">
            <text:p text:style-name="P22">C</text:p>
          </table:table-cell>
          <table:table-cell table:style-name="FoodItems.E40" office:value-type="string">
            <text:p text:style-name="P16">-</text:p>
          </table:table-cell>
        </table:table-row>
        <table:table-row table:style-name="FoodItems.1">
          <table:table-cell table:style-name="FoodItems.A2" office:value-type="string">
            <text:p text:style-name="P19">Spot Soda, <text:span text:style-name="T4">Dark Rage</text:span></text:p>
          </table:table-cell>
          <table:table-cell table:style-name="FoodItems.B2" office:value-type="float" office:value="130">
            <text:p text:style-name="P20">130</text:p>
          </table:table-cell>
          <table:table-cell table:style-name="FoodItems.B2" office:value-type="float" office:value="65">
            <text:p text:style-name="P21">65</text:p>
          </table:table-cell>
          <table:table-cell table:style-name="FoodItems.D41" office:value-type="string">
            <text:p text:style-name="P22">U</text:p>
          </table:table-cell>
          <table:table-cell table:style-name="FoodItems.E41" office:value-type="string">
            <text:p text:style-name="P16">-</text:p>
          </table:table-cell>
        </table:table-row>
        <table:table-row table:style-name="FoodItems.1">
          <table:table-cell table:style-name="FoodItems.A2" office:value-type="string">
            <text:p text:style-name="P19">Spot Soda, <text:span text:style-name="T4">Fulminator</text:span></text:p>
          </table:table-cell>
          <table:table-cell table:style-name="FoodItems.B2" office:value-type="float" office:value="150">
            <text:p text:style-name="P20">150</text:p>
          </table:table-cell>
          <table:table-cell table:style-name="FoodItems.B2" office:value-type="float" office:value="75">
            <text:p text:style-name="P21">75</text:p>
          </table:table-cell>
          <table:table-cell table:style-name="FoodItems.D42" office:value-type="string">
            <text:p text:style-name="P22">U</text:p>
          </table:table-cell>
          <table:table-cell table:style-name="FoodItems.E42" office:value-type="string">
            <text:p text:style-name="P16">-</text:p>
          </table:table-cell>
        </table:table-row>
        <table:table-row table:style-name="FoodItems.1">
          <table:table-cell table:style-name="FoodItems.A2" office:value-type="string">
            <text:p text:style-name="P19">Spot Soda, <text:span text:style-name="T4">Fury Run</text:span></text:p>
          </table:table-cell>
          <table:table-cell table:style-name="FoodItems.B2" office:value-type="float" office:value="180">
            <text:p text:style-name="P20">180</text:p>
          </table:table-cell>
          <table:table-cell table:style-name="FoodItems.B2" office:value-type="float" office:value="90">
            <text:p text:style-name="P21">90</text:p>
          </table:table-cell>
          <table:table-cell table:style-name="FoodItems.D43" office:value-type="string">
            <text:p text:style-name="P22">U</text:p>
          </table:table-cell>
          <table:table-cell table:style-name="FoodItems.E43" office:value-type="string">
            <text:p text:style-name="P16">-</text:p>
          </table:table-cell>
        </table:table-row>
        <table:table-row table:style-name="FoodItems.1">
          <table:table-cell table:style-name="FoodItems.A2" office:value-type="string">
            <text:p text:style-name="P19">Spot Soda, <text:span text:style-name="T4">Gut Chucker</text:span></text:p>
          </table:table-cell>
          <table:table-cell table:style-name="FoodItems.B2" office:value-type="float" office:value="200">
            <text:p text:style-name="P20">200</text:p>
          </table:table-cell>
          <table:table-cell table:style-name="FoodItems.B2" office:value-type="float" office:value="100">
            <text:p text:style-name="P21">100</text:p>
          </table:table-cell>
          <table:table-cell table:style-name="FoodItems.D44" office:value-type="string">
            <text:p text:style-name="P22">U</text:p>
          </table:table-cell>
          <table:table-cell table:style-name="FoodItems.E44" office:value-type="string">
            <text:p text:style-name="P16">-</text:p>
          </table:table-cell>
        </table:table-row>
        <table:table-row table:style-name="FoodItems.1">
          <table:table-cell table:style-name="FoodItems.A2" office:value-type="string">
            <text:p text:style-name="P19">Spot Soda, <text:span text:style-name="T4">Heaver</text:span></text:p>
          </table:table-cell>
          <table:table-cell table:style-name="FoodItems.B2" office:value-type="float" office:value="240">
            <text:p text:style-name="P20">240</text:p>
          </table:table-cell>
          <table:table-cell table:style-name="FoodItems.B2" office:value-type="float" office:value="120">
            <text:p text:style-name="P21">120</text:p>
          </table:table-cell>
          <table:table-cell table:style-name="FoodItems.D45" office:value-type="string">
            <text:p text:style-name="P22">R</text:p>
          </table:table-cell>
          <table:table-cell table:style-name="FoodItems.E45" office:value-type="string">
            <text:p text:style-name="P16">-</text:p>
          </table:table-cell>
        </table:table-row>
        <table:table-row table:style-name="FoodItems.1">
          <table:table-cell table:style-name="FoodItems.A2" office:value-type="string">
            <text:p text:style-name="P19">Spot Soda, <text:span text:style-name="T4">Quenchfire</text:span></text:p>
          </table:table-cell>
          <table:table-cell table:style-name="FoodItems.B2" office:value-type="float" office:value="300">
            <text:p text:style-name="P20">300</text:p>
          </table:table-cell>
          <table:table-cell table:style-name="FoodItems.B2" office:value-type="float" office:value="150">
            <text:p text:style-name="P21">150</text:p>
          </table:table-cell>
          <table:table-cell table:style-name="FoodItems.D46" office:value-type="string">
            <text:p text:style-name="P22">R</text:p>
          </table:table-cell>
          <table:table-cell table:style-name="FoodItems.E46" office:value-type="string">
            <text:p text:style-name="P16">-</text:p>
          </table:table-cell>
        </table:table-row>
        <table:table-row table:style-name="FoodItems.1">
          <table:table-cell table:style-name="FoodItems.A2" office:value-type="string">
            <text:p text:style-name="P19">Spot Soda, <text:span text:style-name="T4">Silver Cream</text:span></text:p>
          </table:table-cell>
          <table:table-cell table:style-name="FoodItems.B2" office:value-type="float" office:value="400">
            <text:p text:style-name="P20">400</text:p>
          </table:table-cell>
          <table:table-cell table:style-name="FoodItems.B2" office:value-type="float" office:value="200">
            <text:p text:style-name="P21">200</text:p>
          </table:table-cell>
          <table:table-cell table:style-name="FoodItems.D47" office:value-type="string">
            <text:p text:style-name="P22">R</text:p>
          </table:table-cell>
          <table:table-cell table:style-name="FoodItems.E47" office:value-type="string">
            <text:p text:style-name="P16">-</text:p>
          </table:table-cell>
        </table:table-row>
        <table:table-row table:style-name="FoodItems.1">
          <table:table-cell table:style-name="FoodItems.A2" office:value-type="string">
            <text:p text:style-name="P19">Spot Soda, <text:span text:style-name="T4">Spazzer Royale</text:span></text:p>
          </table:table-cell>
          <table:table-cell table:style-name="FoodItems.B2" office:value-type="float" office:value="500">
            <text:p text:style-name="P20">500</text:p>
          </table:table-cell>
          <table:table-cell table:style-name="FoodItems.B2" office:value-type="float" office:value="250">
            <text:p text:style-name="P21">250</text:p>
          </table:table-cell>
          <table:table-cell table:style-name="FoodItems.D48" office:value-type="string">
            <text:p text:style-name="P22">R</text:p>
          </table:table-cell>
          <table:table-cell table:style-name="FoodItems.E48" office:value-type="string">
            <text:p text:style-name="P16">-</text:p>
          </table:table-cell>
        </table:table-row>
        <table:table-row table:style-name="FoodItems.1">
          <table:table-cell table:style-name="FoodItems.A2" office:value-type="string">
            <text:p text:style-name="P19"/>
          </table:table-cell>
          <table:table-cell table:style-name="FoodItems.B2">
            <text:p text:style-name="P20"/>
          </table:table-cell>
          <table:table-cell table:style-name="FoodItems.B2">
            <text:p text:style-name="P21"/>
          </table:table-cell>
          <table:table-cell table:style-name="FoodItems.B2">
            <text:p text:style-name="P22"/>
          </table:table-cell>
          <table:table-cell table:style-name="FoodItems.E2">
            <text:p text:style-name="P16"/>
          </table:table-cell>
        </table:table-row>
        <table:table-row table:style-name="FoodItems.1">
          <table:table-cell table:style-name="FoodItems.A2" office:value-type="string">
            <text:p text:style-name="P23">Canned Goods <text:span text:style-name="T10">(1</text:span><text:span text:style-name="T46">8</text:span><text:span text:style-name="T10">)</text:span></text:p>
            <text:p text:style-name="P23"><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23">Baked Beans</text:p>
          </table:table-cell>
          <table:table-cell table:style-name="FoodItems.B2" office:value-type="float" office:value="40">
            <text:p text:style-name="P25">40</text:p>
          </table:table-cell>
          <table:table-cell table:style-name="FoodItems.B2" office:value-type="float" office:value="25">
            <text:p text:style-name="P26">25</text:p>
          </table:table-cell>
          <table:table-cell table:style-name="FoodItems.D51" office:value-type="string">
            <text:p text:style-name="P27">C</text:p>
          </table:table-cell>
          <table:table-cell table:style-name="FoodItems.E51" office:value-type="string">
            <text:p text:style-name="P16">-</text:p>
          </table:table-cell>
        </table:table-row>
        <table:table-row table:style-name="FoodItems.1">
          <table:table-cell table:style-name="FoodItems.A2" office:value-type="string">
            <text:p text:style-name="P24">Baked Beans, <text:span text:style-name="T31">Onion</text:span></text:p>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16"/>
          </table:table-cell>
        </table:table-row>
        <table:table-row table:style-name="FoodItems.1">
          <table:table-cell table:style-name="FoodItems.A2" office:value-type="string">
            <text:p text:style-name="P24">Baked Beans, <text:span text:style-name="T31">Spicy</text:span></text:p>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16"/>
          </table:table-cell>
        </table:table-row>
        <table:table-row table:style-name="FoodItems.1">
          <table:table-cell table:style-name="FoodItems.A2" office:value-type="string">
            <text:p text:style-name="P23">Can O’ Pasta n’ Cheese</text:p>
          </table:table-cell>
          <table:table-cell table:style-name="FoodItems.B2" office:value-type="float" office:value="45">
            <text:p text:style-name="P25">45</text:p>
          </table:table-cell>
          <table:table-cell table:style-name="FoodItems.B2" office:value-type="float" office:value="32">
            <text:p text:style-name="P26">32</text:p>
          </table:table-cell>
          <table:table-cell table:style-name="FoodItems.D54" office:value-type="string">
            <text:p text:style-name="P27">C</text:p>
          </table:table-cell>
          <table:table-cell table:style-name="FoodItems.E54" office:value-type="string">
            <text:p text:style-name="P16">-</text:p>
          </table:table-cell>
        </table:table-row>
        <table:table-row table:style-name="FoodItems.1">
          <table:table-cell table:style-name="FoodItems.A2" office:value-type="string">
            <text:p text:style-name="P23">Can O’ Pasta Rings</text:p>
          </table:table-cell>
          <table:table-cell table:style-name="FoodItems.B2" office:value-type="float" office:value="70">
            <text:p text:style-name="P25">70</text:p>
          </table:table-cell>
          <table:table-cell table:style-name="FoodItems.B2" office:value-type="float" office:value="50">
            <text:p text:style-name="P26">50</text:p>
          </table:table-cell>
          <table:table-cell table:style-name="FoodItems.D55" office:value-type="string">
            <text:p text:style-name="P27">R</text:p>
          </table:table-cell>
          <table:table-cell table:style-name="FoodItems.E55" office:value-type="string">
            <text:p text:style-name="P16">-</text:p>
          </table:table-cell>
        </table:table-row>
        <table:table-row table:style-name="FoodItems.1">
          <table:table-cell table:style-name="FoodItems.A2" office:value-type="string">
            <text:p text:style-name="P23">Fried Tato Bites</text:p>
          </table:table-cell>
          <table:table-cell table:style-name="FoodItems.B2" office:value-type="float" office:value="40">
            <text:p text:style-name="P25">40</text:p>
          </table:table-cell>
          <table:table-cell table:style-name="FoodItems.B2" office:value-type="float" office:value="25">
            <text:p text:style-name="P26">25</text:p>
          </table:table-cell>
          <table:table-cell table:style-name="FoodItems.D56" office:value-type="string">
            <text:p text:style-name="P27">C</text:p>
          </table:table-cell>
          <table:table-cell table:style-name="FoodItems.E56" office:value-type="string">
            <text:p text:style-name="P16">-</text:p>
          </table:table-cell>
        </table:table-row>
        <table:table-row table:style-name="FoodItems.1">
          <table:table-cell table:style-name="FoodItems.A2" office:value-type="string">
            <text:p text:style-name="P23">Fried Tato Cheese Bites</text:p>
          </table:table-cell>
          <table:table-cell table:style-name="FoodItems.B2" office:value-type="float" office:value="60">
            <text:p text:style-name="P25">60</text:p>
          </table:table-cell>
          <table:table-cell table:style-name="FoodItems.B2" office:value-type="float" office:value="40">
            <text:p text:style-name="P26">40</text:p>
          </table:table-cell>
          <table:table-cell table:style-name="FoodItems.D57" office:value-type="string">
            <text:p text:style-name="P27">C</text:p>
          </table:table-cell>
          <table:table-cell table:style-name="FoodItems.E57" office:value-type="string">
            <text:p text:style-name="P16">-</text:p>
          </table:table-cell>
        </table:table-row>
        <table:table-row table:style-name="FoodItems.1">
          <table:table-cell table:style-name="FoodItems.A2" office:value-type="string">
            <text:p text:style-name="P28">Jellied Tarberry Sauce</text:p>
          </table:table-cell>
          <table:table-cell table:style-name="FoodItems.B2" office:value-type="float" office:value="70">
            <text:p text:style-name="P25">70</text:p>
          </table:table-cell>
          <table:table-cell table:style-name="FoodItems.B2" office:value-type="float" office:value="50">
            <text:p text:style-name="P26">50</text:p>
          </table:table-cell>
          <table:table-cell table:style-name="FoodItems.D58" office:value-type="string">
            <text:p text:style-name="P27">U</text:p>
          </table:table-cell>
          <table:table-cell table:style-name="FoodItems.E58" office:value-type="string">
            <text:p text:style-name="P16">-</text:p>
          </table:table-cell>
        </table:table-row>
        <table:table-row table:style-name="FoodItems.1">
          <table:table-cell table:style-name="FoodItems.A2" office:value-type="string">
            <text:p text:style-name="P29">Mashed Potatoes</text:p>
          </table:table-cell>
          <table:table-cell table:style-name="FoodItems.B2" office:value-type="float" office:value="40">
            <text:p text:style-name="P25">4<text:span text:style-name="T27">0</text:span></text:p>
          </table:table-cell>
          <table:table-cell table:style-name="FoodItems.B2" office:value-type="float" office:value="20">
            <text:p text:style-name="P26">20</text:p>
          </table:table-cell>
          <table:table-cell table:style-name="FoodItems.D59" office:value-type="string">
            <text:p text:style-name="P27">C</text:p>
          </table:table-cell>
          <table:table-cell table:style-name="FoodItems.E59" office:value-type="string">
            <text:p text:style-name="P16">-</text:p>
          </table:table-cell>
        </table:table-row>
        <table:table-row table:style-name="FoodItems.1">
          <table:table-cell table:style-name="FoodItems.A2" office:value-type="string">
            <text:p text:style-name="P29">Mashed Potatoes, Buttered</text:p>
          </table:table-cell>
          <table:table-cell table:style-name="FoodItems.B2" office:value-type="float" office:value="55">
            <text:p text:style-name="P25">55</text:p>
          </table:table-cell>
          <table:table-cell table:style-name="FoodItems.B2" office:value-type="float" office:value="30">
            <text:p text:style-name="P26">30</text:p>
          </table:table-cell>
          <table:table-cell table:style-name="FoodItems.D60" office:value-type="string">
            <text:p text:style-name="P27">C</text:p>
          </table:table-cell>
          <table:table-cell table:style-name="FoodItems.E60" office:value-type="string">
            <text:p text:style-name="P16">-</text:p>
          </table:table-cell>
        </table:table-row>
        <table:table-row table:style-name="FoodItems.1">
          <table:table-cell table:style-name="FoodItems.A2" office:value-type="string">
            <text:p text:style-name="P29">Mashed Potatoes, Spicy</text:p>
          </table:table-cell>
          <table:table-cell table:style-name="FoodItems.B2" office:value-type="float" office:value="55">
            <text:p text:style-name="P25">55</text:p>
          </table:table-cell>
          <table:table-cell table:style-name="FoodItems.B2" office:value-type="float" office:value="30">
            <text:p text:style-name="P26">30</text:p>
          </table:table-cell>
          <table:table-cell table:style-name="FoodItems.D61" office:value-type="string">
            <text:p text:style-name="P27">C</text:p>
          </table:table-cell>
          <table:table-cell table:style-name="FoodItems.E61" office:value-type="string">
            <text:p text:style-name="P16">-</text:p>
          </table:table-cell>
        </table:table-row>
        <table:table-row table:style-name="FoodItems.1">
          <table:table-cell table:style-name="FoodItems.A2" office:value-type="string">
            <text:p text:style-name="P29">Mashed Potatoes, n’ Fern</text:p>
          </table:table-cell>
          <table:table-cell table:style-name="FoodItems.B2" office:value-type="float" office:value="90">
            <text:p text:style-name="P25">90</text:p>
          </table:table-cell>
          <table:table-cell table:style-name="FoodItems.B2" office:value-type="float" office:value="65">
            <text:p text:style-name="P26">65</text:p>
          </table:table-cell>
          <table:table-cell table:style-name="FoodItems.D62" office:value-type="string">
            <text:p text:style-name="P27">R</text:p>
          </table:table-cell>
          <table:table-cell table:style-name="FoodItems.E62" office:value-type="string">
            <text:p text:style-name="P16">-</text:p>
          </table:table-cell>
        </table:table-row>
        <table:table-row table:style-name="FoodItems.1">
          <table:table-cell table:style-name="FoodItems.A2" office:value-type="string">
            <text:p text:style-name="P30">Sauce, Apple</text:p>
          </table:table-cell>
          <table:table-cell table:style-name="FoodItems.B2" office:value-type="float" office:value="55">
            <text:p text:style-name="P25">55</text:p>
          </table:table-cell>
          <table:table-cell table:style-name="FoodItems.B2" office:value-type="float" office:value="20">
            <text:p text:style-name="P26">20</text:p>
          </table:table-cell>
          <table:table-cell table:style-name="FoodItems.D63" office:value-type="string">
            <text:p text:style-name="P27">C</text:p>
          </table:table-cell>
          <table:table-cell table:style-name="FoodItems.E63" office:value-type="string">
            <text:p text:style-name="P16">-</text:p>
          </table:table-cell>
        </table:table-row>
        <table:table-row table:style-name="FoodItems.1">
          <table:table-cell table:style-name="FoodItems.A2" office:value-type="string">
            <text:p text:style-name="P30">Sauce, Fresh Melon</text:p>
          </table:table-cell>
          <table:table-cell table:style-name="FoodItems.B2" office:value-type="float" office:value="40">
            <text:p text:style-name="P25">40</text:p>
          </table:table-cell>
          <table:table-cell table:style-name="FoodItems.B2" office:value-type="float" office:value="60">
            <text:p text:style-name="P26">60</text:p>
          </table:table-cell>
          <table:table-cell table:style-name="FoodItems.D64" office:value-type="string">
            <text:p text:style-name="P27">U</text:p>
          </table:table-cell>
          <table:table-cell table:style-name="FoodItems.E64" office:value-type="string">
            <text:p text:style-name="P31">c</text:p>
          </table:table-cell>
        </table:table-row>
        <table:table-row table:style-name="FoodItems.1">
          <table:table-cell table:style-name="FoodItems.A2" office:value-type="string">
            <text:p text:style-name="P30">Sauce, Fresh Mutfruit</text:p>
          </table:table-cell>
          <table:table-cell table:style-name="FoodItems.B2" office:value-type="float" office:value="40">
            <text:p text:style-name="P25">40</text:p>
          </table:table-cell>
          <table:table-cell table:style-name="FoodItems.B2" office:value-type="float" office:value="64">
            <text:p text:style-name="P26">64</text:p>
          </table:table-cell>
          <table:table-cell table:style-name="FoodItems.D65" office:value-type="string">
            <text:p text:style-name="P27">U</text:p>
          </table:table-cell>
          <table:table-cell table:style-name="FoodItems.E65" office:value-type="string">
            <text:p text:style-name="P31">c</text:p>
          </table:table-cell>
        </table:table-row>
        <table:table-row table:style-name="FoodItems.1">
          <table:table-cell table:style-name="FoodItems.A2" office:value-type="string">
            <text:p text:style-name="P30">Sauce, Orange</text:p>
          </table:table-cell>
          <table:table-cell table:style-name="FoodItems.B2" office:value-type="float" office:value="55">
            <text:p text:style-name="P25">55</text:p>
          </table:table-cell>
          <table:table-cell table:style-name="FoodItems.B2" office:value-type="float" office:value="25">
            <text:p text:style-name="P26">25</text:p>
          </table:table-cell>
          <table:table-cell table:style-name="FoodItems.D66" office:value-type="string">
            <text:p text:style-name="P27">C</text:p>
          </table:table-cell>
          <table:table-cell table:style-name="FoodItems.E66" office:value-type="string">
            <text:p text:style-name="P16">-</text:p>
          </table:table-cell>
        </table:table-row>
        <table:table-row table:style-name="FoodItems.1">
          <table:table-cell table:style-name="FoodItems.A2" office:value-type="string">
            <text:p text:style-name="P30">Sauce, Sweetened Melon</text:p>
          </table:table-cell>
          <table:table-cell table:style-name="FoodItems.B2" office:value-type="float" office:value="40">
            <text:p text:style-name="P25">40</text:p>
          </table:table-cell>
          <table:table-cell table:style-name="FoodItems.B2" office:value-type="float" office:value="30">
            <text:p text:style-name="P26">30</text:p>
          </table:table-cell>
          <table:table-cell table:style-name="FoodItems.D67" office:value-type="string">
            <text:p text:style-name="P27">C</text:p>
          </table:table-cell>
          <table:table-cell table:style-name="FoodItems.E67" office:value-type="string">
            <text:p text:style-name="P31">-</text:p>
          </table:table-cell>
        </table:table-row>
        <table:table-row table:style-name="FoodItems.1">
          <table:table-cell table:style-name="FoodItems.A2" office:value-type="string">
            <text:p text:style-name="P30">Sauce, Sweetened Mutfruit</text:p>
          </table:table-cell>
          <table:table-cell table:style-name="FoodItems.B2" office:value-type="float" office:value="40">
            <text:p text:style-name="P25">40</text:p>
          </table:table-cell>
          <table:table-cell table:style-name="FoodItems.B2" office:value-type="float" office:value="32">
            <text:p text:style-name="P26">32</text:p>
          </table:table-cell>
          <table:table-cell table:style-name="FoodItems.D68" office:value-type="string">
            <text:p text:style-name="P27">C</text:p>
          </table:table-cell>
          <table:table-cell table:style-name="FoodItems.E68" office:value-type="string">
            <text:p text:style-name="P31">-</text:p>
          </table:table-cell>
        </table:table-row>
        <table:table-row table:style-name="FoodItems.1">
          <table:table-cell table:style-name="FoodItems.A2" office:value-type="string">
            <text:p text:style-name="P30"/>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31"/>
          </table:table-cell>
        </table:table-row>
        <text:soft-page-break/>
        <table:table-row table:style-name="FoodItems.1">
          <table:table-cell table:style-name="FoodItems.A2" office:value-type="string">
            <text:p text:style-name="P32">Cakes and Bakery <text:span text:style-name="T10">(25)</text:span></text:p>
            <text:p text:style-name="P32"><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35">Afterburners</text:p>
          </table:table-cell>
          <table:table-cell table:style-name="FoodItems.B2" office:value-type="float" office:value="10">
            <text:p text:style-name="P26">10</text:p>
          </table:table-cell>
          <table:table-cell table:style-name="FoodItems.B2" office:value-type="float" office:value="29">
            <text:p text:style-name="P36">29</text:p>
          </table:table-cell>
          <table:table-cell table:style-name="FoodItems.D71" office:value-type="string">
            <text:p text:style-name="P36">C</text:p>
          </table:table-cell>
          <table:table-cell table:style-name="FoodItems.E71" office:value-type="string">
            <text:p text:style-name="P31">b</text:p>
          </table:table-cell>
        </table:table-row>
        <table:table-row table:style-name="FoodItems.1">
          <table:table-cell table:style-name="FoodItems.A2" office:value-type="string">
            <text:p text:style-name="P33">Buttered <text:span text:style-name="T5">Apple</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2" office:value-type="string">
            <text:p text:style-name="P38">C</text:p>
          </table:table-cell>
          <table:table-cell table:style-name="FoodItems.E72" office:value-type="string">
            <text:p text:style-name="P16">-</text:p>
          </table:table-cell>
        </table:table-row>
        <table:table-row table:style-name="FoodItems.1">
          <table:table-cell table:style-name="FoodItems.A2" office:value-type="string">
            <text:p text:style-name="P32">Buttered Carrot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3" office:value-type="string">
            <text:p text:style-name="P38">C</text:p>
          </table:table-cell>
          <table:table-cell table:style-name="FoodItems.E73" office:value-type="string">
            <text:p text:style-name="P16">-</text:p>
          </table:table-cell>
        </table:table-row>
        <table:table-row table:style-name="FoodItems.1">
          <table:table-cell table:style-name="FoodItems.A2" office:value-type="string">
            <text:p text:style-name="P34">Buttered <text:span text:style-name="T6">Cheese</text:span> Cake</text:p>
          </table:table-cell>
          <table:table-cell table:style-name="FoodItems.B2" office:value-type="float" office:value="80">
            <text:p text:style-name="P37">80</text:p>
          </table:table-cell>
          <table:table-cell table:style-name="FoodItems.B2" office:value-type="float" office:value="90">
            <text:p text:style-name="P38">90</text:p>
          </table:table-cell>
          <table:table-cell table:style-name="FoodItems.D74" office:value-type="string">
            <text:p text:style-name="P38">U</text:p>
          </table:table-cell>
          <table:table-cell table:style-name="FoodItems.E74" office:value-type="string">
            <text:p text:style-name="P16">-</text:p>
          </table:table-cell>
        </table:table-row>
        <table:table-row table:style-name="FoodItems.1">
          <table:table-cell table:style-name="FoodItems.A2" office:value-type="string">
            <text:p text:style-name="P33">Buttered <text:span text:style-name="T5">Chocolate</text:span> Cake</text:p>
          </table:table-cell>
          <table:table-cell table:style-name="FoodItems.B2" office:value-type="float" office:value="85">
            <text:p text:style-name="P37">85</text:p>
          </table:table-cell>
          <table:table-cell table:style-name="FoodItems.B2" office:value-type="float" office:value="90">
            <text:p text:style-name="P38">90</text:p>
          </table:table-cell>
          <table:table-cell table:style-name="FoodItems.D75" office:value-type="string">
            <text:p text:style-name="P38">U</text:p>
          </table:table-cell>
          <table:table-cell table:style-name="FoodItems.E75" office:value-type="string">
            <text:p text:style-name="P16">-</text:p>
          </table:table-cell>
        </table:table-row>
        <table:table-row table:style-name="FoodItems.1">
          <table:table-cell table:style-name="FoodItems.A2" office:value-type="string">
            <text:p text:style-name="P32">Buttered Cor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6" office:value-type="string">
            <text:p text:style-name="P38">C</text:p>
          </table:table-cell>
          <table:table-cell table:style-name="FoodItems.E76" office:value-type="string">
            <text:p text:style-name="P16">-</text:p>
          </table:table-cell>
        </table:table-row>
        <table:table-row table:style-name="FoodItems.1">
          <table:table-cell table:style-name="FoodItems.A2" office:value-type="string">
            <text:p text:style-name="P34">Buttered <text:span text:style-name="T6">Mutfruit</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7" office:value-type="string">
            <text:p text:style-name="P38">C</text:p>
          </table:table-cell>
          <table:table-cell table:style-name="FoodItems.E77" office:value-type="string">
            <text:p text:style-name="P16">-</text:p>
          </table:table-cell>
        </table:table-row>
        <table:table-row table:style-name="FoodItems.1">
          <table:table-cell table:style-name="FoodItems.A2" office:value-type="string">
            <text:p text:style-name="P34">Buttered <text:span text:style-name="T6">Orange</text:span> Cake</text:p>
          </table:table-cell>
          <table:table-cell table:style-name="FoodItems.B2" office:value-type="float" office:value="75">
            <text:p text:style-name="P37">75</text:p>
          </table:table-cell>
          <table:table-cell table:style-name="FoodItems.B2" office:value-type="float" office:value="90">
            <text:p text:style-name="P38">90</text:p>
          </table:table-cell>
          <table:table-cell table:style-name="FoodItems.D78" office:value-type="string">
            <text:p text:style-name="P38">U</text:p>
          </table:table-cell>
          <table:table-cell table:style-name="FoodItems.E78" office:value-type="string">
            <text:p text:style-name="P16">-</text:p>
          </table:table-cell>
        </table:table-row>
        <table:table-row table:style-name="FoodItems.1">
          <table:table-cell table:style-name="FoodItems.A2" office:value-type="string">
            <text:p text:style-name="P32">Buttered Potato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9" office:value-type="string">
            <text:p text:style-name="P38">C</text:p>
          </table:table-cell>
          <table:table-cell table:style-name="FoodItems.E79" office:value-type="string">
            <text:p text:style-name="P16">-</text:p>
          </table:table-cell>
        </table:table-row>
        <table:table-row table:style-name="FoodItems.1">
          <table:table-cell table:style-name="FoodItems.A2" office:value-type="string">
            <text:p text:style-name="P33">Buttered <text:span text:style-name="T5">Pumpkin</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80" office:value-type="string">
            <text:p text:style-name="P38">C</text:p>
          </table:table-cell>
          <table:table-cell table:style-name="FoodItems.E80" office:value-type="string">
            <text:p text:style-name="P16">-</text:p>
          </table:table-cell>
        </table:table-row>
        <table:table-row table:style-name="FoodItems.1">
          <table:table-cell table:style-name="FoodItems.A2" office:value-type="string">
            <text:p text:style-name="P32">Buttered Wheat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81" office:value-type="string">
            <text:p text:style-name="P38">C</text:p>
          </table:table-cell>
          <table:table-cell table:style-name="FoodItems.E81" office:value-type="string">
            <text:p text:style-name="P16">-</text:p>
          </table:table-cell>
        </table:table-row>
        <table:table-row table:style-name="FoodItems.1">
          <table:table-cell table:style-name="FoodItems.A2" office:value-type="string">
            <text:p text:style-name="P35">Cornbread</text:p>
          </table:table-cell>
          <table:table-cell table:style-name="FoodItems.B2" office:value-type="float" office:value="35">
            <text:p text:style-name="P39">35</text:p>
          </table:table-cell>
          <table:table-cell table:style-name="FoodItems.B2" office:value-type="float" office:value="40">
            <text:p text:style-name="P39">40</text:p>
          </table:table-cell>
          <table:table-cell table:style-name="FoodItems.D82" office:value-type="string">
            <text:p text:style-name="P39">C</text:p>
          </table:table-cell>
          <table:table-cell table:style-name="FoodItems.E82" office:value-type="string">
            <text:p text:style-name="P16">-</text:p>
          </table:table-cell>
        </table:table-row>
        <table:table-row table:style-name="FoodItems.1">
          <table:table-cell table:style-name="FoodItems.A2" office:value-type="string">
            <text:p text:style-name="P35">Cornbread, Fresh</text:p>
          </table:table-cell>
          <table:table-cell table:style-name="FoodItems.B2" office:value-type="float" office:value="35">
            <text:p text:style-name="P39">35</text:p>
          </table:table-cell>
          <table:table-cell table:style-name="FoodItems.B2" office:value-type="float" office:value="65">
            <text:p text:style-name="P39">65</text:p>
          </table:table-cell>
          <table:table-cell table:style-name="FoodItems.D83" office:value-type="string">
            <text:p text:style-name="P39">U</text:p>
          </table:table-cell>
          <table:table-cell table:style-name="FoodItems.E83" office:value-type="string">
            <text:p text:style-name="P31">c</text:p>
          </table:table-cell>
        </table:table-row>
        <table:table-row table:style-name="FoodItems.1">
          <table:table-cell table:style-name="FoodItems.A2" office:value-type="string">
            <text:p text:style-name="P35">Cornbread, Wild</text:p>
          </table:table-cell>
          <table:table-cell table:style-name="FoodItems.B2" office:value-type="float" office:value="45">
            <text:p text:style-name="P39">45</text:p>
          </table:table-cell>
          <table:table-cell table:style-name="FoodItems.B2" office:value-type="float" office:value="75">
            <text:p text:style-name="P39">75</text:p>
          </table:table-cell>
          <table:table-cell table:style-name="FoodItems.D84" office:value-type="string">
            <text:p text:style-name="P39">R</text:p>
          </table:table-cell>
          <table:table-cell table:style-name="FoodItems.E84" office:value-type="string">
            <text:p text:style-name="P16">-</text:p>
          </table:table-cell>
        </table:table-row>
        <table:table-row table:style-name="FoodItems.1">
          <table:table-cell table:style-name="FoodItems.A2" office:value-type="string">
            <text:p text:style-name="P40">Pie, Appl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5" office:value-type="string">
            <text:p text:style-name="P42">U</text:p>
          </table:table-cell>
          <table:table-cell table:style-name="FoodItems.E85" office:value-type="string">
            <text:p text:style-name="P16">-</text:p>
          </table:table-cell>
        </table:table-row>
        <table:table-row table:style-name="FoodItems.1">
          <table:table-cell table:style-name="FoodItems.A2" office:value-type="string">
            <text:p text:style-name="P40">Pie, Bean and Meat</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6" office:value-type="string">
            <text:p text:style-name="P42">R</text:p>
          </table:table-cell>
          <table:table-cell table:style-name="FoodItems.E86" office:value-type="string">
            <text:p text:style-name="P16">-</text:p>
          </table:table-cell>
        </table:table-row>
        <table:table-row table:style-name="FoodItems.1">
          <table:table-cell table:style-name="FoodItems.A2" office:value-type="string">
            <text:p text:style-name="P40">Pie, Chees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7" office:value-type="string">
            <text:p text:style-name="P42">U</text:p>
          </table:table-cell>
          <table:table-cell table:style-name="FoodItems.E87" office:value-type="string">
            <text:p text:style-name="P16">-</text:p>
          </table:table-cell>
        </table:table-row>
        <table:table-row table:style-name="FoodItems.1">
          <table:table-cell table:style-name="FoodItems.A2" office:value-type="string">
            <text:p text:style-name="P40">Pie, <text:span text:style-name="T7">Mint </text:span>Chocolate</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8" office:value-type="string">
            <text:p text:style-name="P42">R</text:p>
          </table:table-cell>
          <table:table-cell table:style-name="FoodItems.E88" office:value-type="string">
            <text:p text:style-name="P16">-</text:p>
          </table:table-cell>
        </table:table-row>
        <table:table-row table:style-name="FoodItems.1">
          <table:table-cell table:style-name="FoodItems.A2" office:value-type="string">
            <text:p text:style-name="P40">Pie, Fresh Carrot</text:p>
          </table:table-cell>
          <table:table-cell table:style-name="FoodItems.B2" office:value-type="float" office:value="90">
            <text:p text:style-name="P42">90</text:p>
          </table:table-cell>
          <table:table-cell table:style-name="FoodItems.B2" office:value-type="float" office:value="120">
            <text:p text:style-name="P43">120</text:p>
          </table:table-cell>
          <table:table-cell table:style-name="FoodItems.D89" office:value-type="string">
            <text:p text:style-name="P42">R</text:p>
          </table:table-cell>
          <table:table-cell table:style-name="FoodItems.E89" office:value-type="string">
            <text:p text:style-name="P31">c</text:p>
          </table:table-cell>
        </table:table-row>
        <table:table-row table:style-name="FoodItems.1">
          <table:table-cell table:style-name="FoodItems.A2" office:value-type="string">
            <text:p text:style-name="P40">Pie, Fresh Melon</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90" office:value-type="string">
            <text:p text:style-name="P42">R</text:p>
          </table:table-cell>
          <table:table-cell table:style-name="FoodItems.E90" office:value-type="string">
            <text:p text:style-name="P31">c</text:p>
          </table:table-cell>
        </table:table-row>
        <table:table-row table:style-name="FoodItems.1">
          <table:table-cell table:style-name="FoodItems.A2" office:value-type="string">
            <text:p text:style-name="P41">Pie, Fresh M<text:span text:style-name="T7">utfruit</text:span></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91" office:value-type="string">
            <text:p text:style-name="P42">R</text:p>
          </table:table-cell>
          <table:table-cell table:style-name="FoodItems.E91" office:value-type="string">
            <text:p text:style-name="P31">c</text:p>
          </table:table-cell>
        </table:table-row>
        <table:table-row table:style-name="FoodItems.1">
          <table:table-cell table:style-name="FoodItems.A2" office:value-type="string">
            <text:p text:style-name="P44">Pie, Nuke Nut</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92" office:value-type="string">
            <text:p text:style-name="P42">U</text:p>
          </table:table-cell>
          <table:table-cell table:style-name="FoodItems.E92" office:value-type="string">
            <text:p text:style-name="P16">-</text:p>
          </table:table-cell>
        </table:table-row>
        <table:table-row table:style-name="FoodItems.1">
          <table:table-cell table:style-name="FoodItems.A2" office:value-type="string">
            <text:p text:style-name="P40">Pie, Orang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93" office:value-type="string">
            <text:p text:style-name="P42">U</text:p>
          </table:table-cell>
          <table:table-cell table:style-name="FoodItems.E93" office:value-type="string">
            <text:p text:style-name="P16">-</text:p>
          </table:table-cell>
        </table:table-row>
        <table:table-row table:style-name="FoodItems.1">
          <table:table-cell table:style-name="FoodItems.A2" office:value-type="string">
            <text:p text:style-name="P40">Pie, Pumpkin</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94" office:value-type="string">
            <text:p text:style-name="P42">U</text:p>
          </table:table-cell>
          <table:table-cell table:style-name="FoodItems.E94" office:value-type="string">
            <text:p text:style-name="P16">-</text:p>
          </table:table-cell>
        </table:table-row>
        <table:table-row table:style-name="FoodItems.1">
          <table:table-cell table:style-name="FoodItems.A2" office:value-type="string">
            <text:p text:style-name="P40">Pie, Wild Tarberry</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95" office:value-type="string">
            <text:p text:style-name="P42">R</text:p>
          </table:table-cell>
          <table:table-cell table:style-name="FoodItems.E95" office:value-type="string">
            <text:p text:style-name="P16">-</text:p>
          </table:table-cell>
        </table:table-row>
        <table:table-row table:style-name="FoodItems.1">
          <table:table-cell table:style-name="FoodItems.A2" office:value-type="string">
            <text:p text:style-name="P40"/>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able:table-row table:style-name="FoodItems.1">
          <table:table-cell table:style-name="FoodItems.A2" office:value-type="string">
            <text:p text:style-name="P45">Salads (<text:span text:style-name="T32">5</text:span>)</text:p>
            <text:p text:style-name="P45"><text:s text:c="4"/>Salad kept sealed in a box, until eaten. <text:s/>Lasts a long time. <text:s/>Any lettuce in the salad is typically lunkflower.</text:p>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able:table-row table:style-name="FoodItems.1">
          <table:table-cell table:style-name="FoodItems.A2" office:value-type="string">
            <text:p text:style-name="P45">Salad, Apple</text:p>
          </table:table-cell>
          <table:table-cell table:style-name="FoodItems.B2" office:value-type="float" office:value="50">
            <text:p text:style-name="P46">50</text:p>
          </table:table-cell>
          <table:table-cell table:style-name="FoodItems.B2" office:value-type="float" office:value="40">
            <text:p text:style-name="P46">40</text:p>
          </table:table-cell>
          <table:table-cell table:style-name="FoodItems.D98" office:value-type="string">
            <text:p text:style-name="P45">C</text:p>
          </table:table-cell>
          <table:table-cell table:style-name="FoodItems.E98" office:value-type="string">
            <text:p text:style-name="P16">-</text:p>
          </table:table-cell>
        </table:table-row>
        <table:table-row table:style-name="FoodItems.1">
          <table:table-cell table:style-name="FoodItems.A2" office:value-type="string">
            <text:p text:style-name="P45">Salad, <text:span text:style-name="T48">Vegetable</text:span></text:p>
          </table:table-cell>
          <table:table-cell table:style-name="FoodItems.B2" office:value-type="float" office:value="45">
            <text:p text:style-name="P46">4<text:span text:style-name="T48">5</text:span></text:p>
          </table:table-cell>
          <table:table-cell table:style-name="FoodItems.B2" office:value-type="float" office:value="40">
            <text:p text:style-name="P46">40</text:p>
          </table:table-cell>
          <table:table-cell table:style-name="FoodItems.D99" office:value-type="string">
            <text:p text:style-name="P89">U</text:p>
          </table:table-cell>
          <table:table-cell table:style-name="FoodItems.E99" office:value-type="string">
            <text:p text:style-name="P16">-</text:p>
          </table:table-cell>
        </table:table-row>
        <table:table-row table:style-name="FoodItems.1">
          <table:table-cell table:style-name="FoodItems.A2" office:value-type="string">
            <text:p text:style-name="P45">Salad, Chicken</text:p>
          </table:table-cell>
          <table:table-cell table:style-name="FoodItems.B2" office:value-type="float" office:value="55">
            <text:p text:style-name="P46">55</text:p>
          </table:table-cell>
          <table:table-cell table:style-name="FoodItems.B2" office:value-type="float" office:value="60">
            <text:p text:style-name="P46">60</text:p>
          </table:table-cell>
          <table:table-cell table:style-name="FoodItems.D100" office:value-type="string">
            <text:p text:style-name="P45">R</text:p>
          </table:table-cell>
          <table:table-cell table:style-name="FoodItems.E100" office:value-type="string">
            <text:p text:style-name="P16">-</text:p>
          </table:table-cell>
        </table:table-row>
        <table:table-row table:style-name="FoodItems.1">
          <table:table-cell table:style-name="FoodItems.A2" office:value-type="string">
            <text:p text:style-name="P45">Salad, Deathclaw</text:p>
          </table:table-cell>
          <table:table-cell table:style-name="FoodItems.B2" office:value-type="float" office:value="75">
            <text:p text:style-name="P46">75</text:p>
          </table:table-cell>
          <table:table-cell table:style-name="FoodItems.B2" office:value-type="float" office:value="80">
            <text:p text:style-name="P46">80</text:p>
          </table:table-cell>
          <table:table-cell table:style-name="FoodItems.D101" office:value-type="string">
            <text:p text:style-name="P45">R</text:p>
          </table:table-cell>
          <table:table-cell table:style-name="FoodItems.E101" office:value-type="string">
            <text:p text:style-name="P16">-</text:p>
          </table:table-cell>
        </table:table-row>
        <table:table-row table:style-name="FoodItems.1">
          <table:table-cell table:style-name="FoodItems.A2" office:value-type="string">
            <text:p text:style-name="P45">Salad, Plain Lettuce</text:p>
          </table:table-cell>
          <table:table-cell table:style-name="FoodItems.B2" office:value-type="float" office:value="25">
            <text:p text:style-name="P46">25</text:p>
          </table:table-cell>
          <table:table-cell table:style-name="FoodItems.B2" office:value-type="float" office:value="16">
            <text:p text:style-name="P46">16</text:p>
          </table:table-cell>
          <table:table-cell table:style-name="FoodItems.D102" office:value-type="string">
            <text:p text:style-name="P45">C</text:p>
          </table:table-cell>
          <table:table-cell table:style-name="FoodItems.E102" office:value-type="string">
            <text:p text:style-name="P16">-</text:p>
          </table:table-cell>
        </table:table-row>
        <table:table-row table:style-name="FoodItems.1">
          <table:table-cell table:style-name="FoodItems.A2" office:value-type="string">
            <text:p text:style-name="P40"/>
            <text:p text:style-name="P40"/>
            <text:p text:style-name="P40"/>
            <text:p text:style-name="P40"/>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ext:soft-page-break/>
        <table:table-row table:style-name="FoodItems.1">
          <table:table-cell table:style-name="FoodItems.A2" office:value-type="string">
            <text:p text:style-name="P47">Chips <text:span text:style-name="T10">(9)</text:span></text:p>
            <text:p text:style-name="P47"><text:s text:c="4"/><text:span text:style-name="T22">Boxed chips of sorts. <text:s/>Find a flavor you like and enjoy it, there’s not much more to it than that. <text:s/></text:span><text:span text:style-name="T29">Radiation-fre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47">Corn Chips, <text:span text:style-name="T8">Hubflower</text:span></text:p>
          </table:table-cell>
          <table:table-cell table:style-name="FoodItems.B2" office:value-type="float" office:value="38">
            <text:p text:style-name="P49">38</text:p>
          </table:table-cell>
          <table:table-cell table:style-name="FoodItems.B2" office:value-type="float" office:value="40">
            <text:p text:style-name="P49">40</text:p>
          </table:table-cell>
          <table:table-cell table:style-name="FoodItems.D105" office:value-type="string">
            <text:p text:style-name="P50">C</text:p>
          </table:table-cell>
          <table:table-cell table:style-name="FoodItems.E105" office:value-type="string">
            <text:p text:style-name="P16">-</text:p>
          </table:table-cell>
        </table:table-row>
        <table:table-row table:style-name="FoodItems.1">
          <table:table-cell table:style-name="FoodItems.A2" office:value-type="string">
            <text:p text:style-name="P47">Corn Chips, <text:span text:style-name="T8">Plain</text:span></text:p>
          </table:table-cell>
          <table:table-cell table:style-name="FoodItems.B2" office:value-type="float" office:value="35">
            <text:p text:style-name="P49">35</text:p>
          </table:table-cell>
          <table:table-cell table:style-name="FoodItems.B2" office:value-type="float" office:value="35">
            <text:p text:style-name="P49">35</text:p>
          </table:table-cell>
          <table:table-cell table:style-name="FoodItems.D106" office:value-type="string">
            <text:p text:style-name="P50">C</text:p>
          </table:table-cell>
          <table:table-cell table:style-name="FoodItems.E106" office:value-type="string">
            <text:p text:style-name="P16">-</text:p>
          </table:table-cell>
        </table:table-row>
        <table:table-row table:style-name="FoodItems.1">
          <table:table-cell table:style-name="FoodItems.A2" office:value-type="string">
            <text:p text:style-name="P48">Corn Chips, <text:span text:style-name="T8">Wild Tarberry</text:span></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07" office:value-type="string">
            <text:p text:style-name="P50">R</text:p>
          </table:table-cell>
          <table:table-cell table:style-name="FoodItems.E107" office:value-type="string">
            <text:p text:style-name="P16">-</text:p>
          </table:table-cell>
        </table:table-row>
        <table:table-row table:style-name="FoodItems.1">
          <table:table-cell table:style-name="FoodItems.A2" office:value-type="string">
            <text:p text:style-name="P47">Corn Chips, <text:span text:style-name="T8">Wild Fruit</text:span></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08" office:value-type="string">
            <text:p text:style-name="P50">R</text:p>
          </table:table-cell>
          <table:table-cell table:style-name="FoodItems.E108" office:value-type="string">
            <text:p text:style-name="P16">-</text:p>
          </table:table-cell>
        </table:table-row>
        <table:table-row table:style-name="FoodItems.1">
          <table:table-cell table:style-name="FoodItems.A2" office:value-type="string">
            <text:p text:style-name="P51">Potato Chips, Basic</text:p>
          </table:table-cell>
          <table:table-cell table:style-name="FoodItems.B2" office:value-type="float" office:value="35">
            <text:p text:style-name="P49">35</text:p>
          </table:table-cell>
          <table:table-cell table:style-name="FoodItems.B2" office:value-type="float" office:value="40">
            <text:p text:style-name="P49">40</text:p>
          </table:table-cell>
          <table:table-cell table:style-name="FoodItems.D109" office:value-type="string">
            <text:p text:style-name="P50">C</text:p>
          </table:table-cell>
          <table:table-cell table:style-name="FoodItems.E109" office:value-type="string">
            <text:p text:style-name="P16">-</text:p>
          </table:table-cell>
        </table:table-row>
        <table:table-row table:style-name="FoodItems.1">
          <table:table-cell table:style-name="FoodItems.A2" office:value-type="string">
            <text:p text:style-name="P51">Potato Chips, Cheese</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10" office:value-type="string">
            <text:p text:style-name="P50">C</text:p>
          </table:table-cell>
          <table:table-cell table:style-name="FoodItems.E110" office:value-type="string">
            <text:p text:style-name="P16">-</text:p>
          </table:table-cell>
        </table:table-row>
        <table:table-row table:style-name="FoodItems.1">
          <table:table-cell table:style-name="FoodItems.A2" office:value-type="string">
            <text:p text:style-name="P51">Potato Chips, Onion</text:p>
          </table:table-cell>
          <table:table-cell table:style-name="FoodItems.B2" office:value-type="float" office:value="40">
            <text:p text:style-name="P49">40</text:p>
          </table:table-cell>
          <table:table-cell table:style-name="FoodItems.B2" office:value-type="float" office:value="52">
            <text:p text:style-name="P49">52</text:p>
          </table:table-cell>
          <table:table-cell table:style-name="FoodItems.D111" office:value-type="string">
            <text:p text:style-name="P50">C</text:p>
          </table:table-cell>
          <table:table-cell table:style-name="FoodItems.E111" office:value-type="string">
            <text:p text:style-name="P16">-</text:p>
          </table:table-cell>
        </table:table-row>
        <table:table-row table:style-name="FoodItems.1">
          <table:table-cell table:style-name="FoodItems.A2" office:value-type="string">
            <text:p text:style-name="P51">Potato Chips, Spicy</text:p>
          </table:table-cell>
          <table:table-cell table:style-name="FoodItems.B2" office:value-type="float" office:value="37">
            <text:p text:style-name="P49">37</text:p>
          </table:table-cell>
          <table:table-cell table:style-name="FoodItems.B2" office:value-type="float" office:value="50">
            <text:p text:style-name="P49">50</text:p>
          </table:table-cell>
          <table:table-cell table:style-name="FoodItems.D112" office:value-type="string">
            <text:p text:style-name="P50">C</text:p>
          </table:table-cell>
          <table:table-cell table:style-name="FoodItems.E112" office:value-type="string">
            <text:p text:style-name="P16">-</text:p>
          </table:table-cell>
        </table:table-row>
        <table:table-row table:style-name="FoodItems.1">
          <table:table-cell table:style-name="FoodItems.A2" office:value-type="string">
            <text:p text:style-name="P28">Veggie Chips</text:p>
          </table:table-cell>
          <table:table-cell table:style-name="FoodItems.B2" office:value-type="float" office:value="45">
            <text:p text:style-name="P49">45</text:p>
          </table:table-cell>
          <table:table-cell table:style-name="FoodItems.B2" office:value-type="float" office:value="65">
            <text:p text:style-name="P49">65</text:p>
          </table:table-cell>
          <table:table-cell table:style-name="FoodItems.D113" office:value-type="string">
            <text:p text:style-name="P50">U</text:p>
          </table:table-cell>
          <table:table-cell table:style-name="FoodItems.E113" office:value-type="string">
            <text:p text:style-name="P16">-</text:p>
          </table:table-cell>
        </table:table-row>
        <table:table-row table:style-name="FoodItems.1">
          <table:table-cell table:style-name="FoodItems.A2" office:value-type="string">
            <text:p text:style-name="P28"/>
          </table:table-cell>
          <table:table-cell table:style-name="FoodItems.B2">
            <text:p text:style-name="P49"/>
          </table:table-cell>
          <table:table-cell table:style-name="FoodItems.B2">
            <text:p text:style-name="P49"/>
          </table:table-cell>
          <table:table-cell table:style-name="FoodItems.B2">
            <text:p text:style-name="P50"/>
          </table:table-cell>
          <table:table-cell table:style-name="FoodItems.E2">
            <text:p text:style-name="P16"/>
          </table:table-cell>
        </table:table-row>
        <table:table-row table:style-name="FoodItems.1">
          <table:table-cell table:style-name="FoodItems.A2" office:value-type="string">
            <text:p text:style-name="P28">Meat and Eggs <text:span text:style-name="T10">(</text:span><text:span text:style-name="T11">16</text:span><text:span text:style-name="T10">)</text:span></text:p>
            <text:p text:style-name="P28"><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52">Deathclaw Bacon</text:p>
          </table:table-cell>
          <table:table-cell table:style-name="FoodItems.B2" office:value-type="float" office:value="28">
            <text:p text:style-name="P53">28</text:p>
          </table:table-cell>
          <table:table-cell table:style-name="FoodItems.B2" office:value-type="float" office:value="33">
            <text:p text:style-name="P54">33</text:p>
          </table:table-cell>
          <table:table-cell table:style-name="FoodItems.D116" office:value-type="string">
            <text:p text:style-name="P53">R</text:p>
          </table:table-cell>
          <table:table-cell table:style-name="FoodItems.E116" office:value-type="string">
            <text:p text:style-name="P16">-</text:p>
          </table:table-cell>
        </table:table-row>
        <table:table-row table:style-name="FoodItems.1">
          <table:table-cell table:style-name="FoodItems.A2" office:value-type="string">
            <text:p text:style-name="P52">Deathclaw Corn Dogs</text:p>
          </table:table-cell>
          <table:table-cell table:style-name="FoodItems.B2" office:value-type="float" office:value="43">
            <text:p text:style-name="P53">43</text:p>
          </table:table-cell>
          <table:table-cell table:style-name="FoodItems.B2" office:value-type="float" office:value="60">
            <text:p text:style-name="P54">60</text:p>
          </table:table-cell>
          <table:table-cell table:style-name="FoodItems.D117" office:value-type="string">
            <text:p text:style-name="P53">R</text:p>
          </table:table-cell>
          <table:table-cell table:style-name="FoodItems.E117" office:value-type="string">
            <text:p text:style-name="P16">-</text:p>
          </table:table-cell>
        </table:table-row>
        <table:table-row table:style-name="FoodItems.1">
          <table:table-cell table:style-name="FoodItems.A2" office:value-type="string">
            <text:p text:style-name="P52">Omelet, Beef</text:p>
          </table:table-cell>
          <table:table-cell table:style-name="FoodItems.B2" office:value-type="float" office:value="66">
            <text:p text:style-name="P55">66</text:p>
          </table:table-cell>
          <table:table-cell table:style-name="FoodItems.B2" office:value-type="float" office:value="60">
            <text:p text:style-name="P54">60</text:p>
          </table:table-cell>
          <table:table-cell table:style-name="FoodItems.D118" office:value-type="string">
            <text:p text:style-name="P53">U</text:p>
          </table:table-cell>
          <table:table-cell table:style-name="FoodItems.E118" office:value-type="string">
            <text:p text:style-name="P16">-</text:p>
          </table:table-cell>
        </table:table-row>
        <table:table-row table:style-name="FoodItems.1">
          <table:table-cell table:style-name="FoodItems.A2" office:value-type="string">
            <text:p text:style-name="P52">Omelet, Cheese</text:p>
          </table:table-cell>
          <table:table-cell table:style-name="FoodItems.B2" office:value-type="float" office:value="55">
            <text:p text:style-name="P55">55</text:p>
          </table:table-cell>
          <table:table-cell table:style-name="FoodItems.B2" office:value-type="float" office:value="55">
            <text:p text:style-name="P54">55</text:p>
          </table:table-cell>
          <table:table-cell table:style-name="FoodItems.D119" office:value-type="string">
            <text:p text:style-name="P53">U</text:p>
          </table:table-cell>
          <table:table-cell table:style-name="FoodItems.E119" office:value-type="string">
            <text:p text:style-name="P16">-</text:p>
          </table:table-cell>
        </table:table-row>
        <table:table-row table:style-name="FoodItems.1">
          <table:table-cell table:style-name="FoodItems.A2" office:value-type="string">
            <text:p text:style-name="P52">Omelet, Chicken</text:p>
          </table:table-cell>
          <table:table-cell table:style-name="FoodItems.B2" office:value-type="float" office:value="75">
            <text:p text:style-name="P55">75</text:p>
          </table:table-cell>
          <table:table-cell table:style-name="FoodItems.B2" office:value-type="float" office:value="70">
            <text:p text:style-name="P54">70</text:p>
          </table:table-cell>
          <table:table-cell table:style-name="FoodItems.D120" office:value-type="string">
            <text:p text:style-name="P53">R</text:p>
          </table:table-cell>
          <table:table-cell table:style-name="FoodItems.E120" office:value-type="string">
            <text:p text:style-name="P16">-</text:p>
          </table:table-cell>
        </table:table-row>
        <table:table-row table:style-name="FoodItems.1">
          <table:table-cell table:style-name="FoodItems.A2" office:value-type="string">
            <text:p text:style-name="P52">Omelet, Deathclaw</text:p>
          </table:table-cell>
          <table:table-cell table:style-name="FoodItems.B2" office:value-type="float" office:value="90">
            <text:p text:style-name="P55">90</text:p>
          </table:table-cell>
          <table:table-cell table:style-name="FoodItems.B2" office:value-type="float" office:value="90">
            <text:p text:style-name="P54">90</text:p>
          </table:table-cell>
          <table:table-cell table:style-name="FoodItems.D121" office:value-type="string">
            <text:p text:style-name="P53">R</text:p>
          </table:table-cell>
          <table:table-cell table:style-name="FoodItems.E121" office:value-type="string">
            <text:p text:style-name="P16">-</text:p>
          </table:table-cell>
        </table:table-row>
        <table:table-row table:style-name="FoodItems.1">
          <table:table-cell table:style-name="FoodItems.A2" office:value-type="string">
            <text:p text:style-name="P52">Omelet, Plain</text:p>
          </table:table-cell>
          <table:table-cell table:style-name="FoodItems.B2" office:value-type="float" office:value="35">
            <text:p text:style-name="P53">35</text:p>
          </table:table-cell>
          <table:table-cell table:style-name="FoodItems.B2" office:value-type="float" office:value="40">
            <text:p text:style-name="P54">40</text:p>
          </table:table-cell>
          <table:table-cell table:style-name="FoodItems.D122" office:value-type="string">
            <text:p text:style-name="P53">U</text:p>
          </table:table-cell>
          <table:table-cell table:style-name="FoodItems.E122" office:value-type="string">
            <text:p text:style-name="P16">-</text:p>
          </table:table-cell>
        </table:table-row>
        <table:table-row table:style-name="FoodItems.1">
          <table:table-cell table:style-name="FoodItems.A2" office:value-type="string">
            <text:p text:style-name="P52">Omelet, Radstag</text:p>
          </table:table-cell>
          <table:table-cell table:style-name="FoodItems.B2" office:value-type="float" office:value="70">
            <text:p text:style-name="P55">70</text:p>
          </table:table-cell>
          <table:table-cell table:style-name="FoodItems.B2" office:value-type="float" office:value="60">
            <text:p text:style-name="P54">60</text:p>
          </table:table-cell>
          <table:table-cell table:style-name="FoodItems.D123" office:value-type="string">
            <text:p text:style-name="P53">R</text:p>
          </table:table-cell>
          <table:table-cell table:style-name="FoodItems.E123" office:value-type="string">
            <text:p text:style-name="P16">-</text:p>
          </table:table-cell>
        </table:table-row>
        <table:table-row table:style-name="FoodItems.1">
          <table:table-cell table:style-name="FoodItems.A2" office:value-type="string">
            <text:p text:style-name="P52">Omelet, Vegetable</text:p>
          </table:table-cell>
          <table:table-cell table:style-name="FoodItems.B2" office:value-type="float" office:value="62">
            <text:p text:style-name="P55">62</text:p>
          </table:table-cell>
          <table:table-cell table:style-name="FoodItems.B2" office:value-type="float" office:value="75">
            <text:p text:style-name="P54">75</text:p>
          </table:table-cell>
          <table:table-cell table:style-name="FoodItems.D124" office:value-type="string">
            <text:p text:style-name="P53">U</text:p>
          </table:table-cell>
          <table:table-cell table:style-name="FoodItems.E124" office:value-type="string">
            <text:p text:style-name="P16">-</text:p>
          </table:table-cell>
        </table:table-row>
        <table:table-row table:style-name="FoodItems.1">
          <table:table-cell table:style-name="FoodItems.A2" office:value-type="string">
            <text:p text:style-name="P56">Scrambled Eggs</text:p>
          </table:table-cell>
          <table:table-cell table:style-name="FoodItems.B2" office:value-type="float" office:value="35">
            <text:p text:style-name="P53">35</text:p>
          </table:table-cell>
          <table:table-cell table:style-name="FoodItems.B2" office:value-type="float" office:value="35">
            <text:p text:style-name="P57">35</text:p>
          </table:table-cell>
          <table:table-cell table:style-name="FoodItems.D125" office:value-type="string">
            <text:p text:style-name="P57">C</text:p>
          </table:table-cell>
          <table:table-cell table:style-name="FoodItems.E125" office:value-type="string">
            <text:p text:style-name="P16">-</text:p>
          </table:table-cell>
        </table:table-row>
        <table:table-row table:style-name="FoodItems.1">
          <table:table-cell table:style-name="FoodItems.A2" office:value-type="string">
            <text:p text:style-name="P56">Scrambled Eggs n’ Cheese</text:p>
          </table:table-cell>
          <table:table-cell table:style-name="FoodItems.B2" office:value-type="float" office:value="50">
            <text:p text:style-name="P53">50</text:p>
          </table:table-cell>
          <table:table-cell table:style-name="FoodItems.B2" office:value-type="float" office:value="50">
            <text:p text:style-name="P57">50</text:p>
          </table:table-cell>
          <table:table-cell table:style-name="FoodItems.D126" office:value-type="string">
            <text:p text:style-name="P57">C</text:p>
          </table:table-cell>
          <table:table-cell table:style-name="FoodItems.E126" office:value-type="string">
            <text:p text:style-name="P16">-</text:p>
          </table:table-cell>
        </table:table-row>
        <table:table-row table:style-name="FoodItems.1">
          <table:table-cell table:style-name="FoodItems.A2" office:value-type="string">
            <text:p text:style-name="P56">Scrambled Eggs, Bacon</text:p>
          </table:table-cell>
          <table:table-cell table:style-name="FoodItems.B2" office:value-type="float" office:value="55">
            <text:p text:style-name="P57">55</text:p>
          </table:table-cell>
          <table:table-cell table:style-name="FoodItems.B2" office:value-type="float" office:value="60">
            <text:p text:style-name="P57">60</text:p>
          </table:table-cell>
          <table:table-cell table:style-name="FoodItems.D127" office:value-type="string">
            <text:p text:style-name="P57">R</text:p>
          </table:table-cell>
          <table:table-cell table:style-name="FoodItems.E127" office:value-type="string">
            <text:p text:style-name="P16">-</text:p>
          </table:table-cell>
        </table:table-row>
        <table:table-row table:style-name="FoodItems.1">
          <table:table-cell table:style-name="FoodItems.A2" office:value-type="string">
            <text:p text:style-name="P56">Scrambled Eggs, Blossom</text:p>
          </table:table-cell>
          <table:table-cell table:style-name="FoodItems.B2" office:value-type="float" office:value="48">
            <text:p text:style-name="P53">48</text:p>
          </table:table-cell>
          <table:table-cell table:style-name="FoodItems.B2" office:value-type="float" office:value="85">
            <text:p text:style-name="P57">85</text:p>
          </table:table-cell>
          <table:table-cell table:style-name="FoodItems.D128" office:value-type="string">
            <text:p text:style-name="P57">R</text:p>
          </table:table-cell>
          <table:table-cell table:style-name="FoodItems.E128" office:value-type="string">
            <text:p text:style-name="P16">-</text:p>
          </table:table-cell>
        </table:table-row>
        <table:table-row table:style-name="FoodItems.1">
          <table:table-cell table:style-name="FoodItems.A2" office:value-type="string">
            <text:p text:style-name="P56">Scrambled Eggs, Buttered</text:p>
          </table:table-cell>
          <table:table-cell table:style-name="FoodItems.B2" office:value-type="float" office:value="40">
            <text:p text:style-name="P53">40</text:p>
          </table:table-cell>
          <table:table-cell table:style-name="FoodItems.B2" office:value-type="float" office:value="45">
            <text:p text:style-name="P57">45</text:p>
          </table:table-cell>
          <table:table-cell table:style-name="FoodItems.D129" office:value-type="string">
            <text:p text:style-name="P57">C</text:p>
          </table:table-cell>
          <table:table-cell table:style-name="FoodItems.E129" office:value-type="string">
            <text:p text:style-name="P16">-</text:p>
          </table:table-cell>
        </table:table-row>
        <table:table-row table:style-name="FoodItems.1">
          <table:table-cell table:style-name="FoodItems.A2" office:value-type="string">
            <text:p text:style-name="P56">Scrambled Eggs, Thistle</text:p>
          </table:table-cell>
          <table:table-cell table:style-name="FoodItems.B2" office:value-type="float" office:value="80">
            <text:p text:style-name="P53">80</text:p>
          </table:table-cell>
          <table:table-cell table:style-name="FoodItems.B2" office:value-type="float" office:value="100">
            <text:p text:style-name="P57">100</text:p>
          </table:table-cell>
          <table:table-cell table:style-name="FoodItems.D130" office:value-type="string">
            <text:p text:style-name="P57">R</text:p>
          </table:table-cell>
          <table:table-cell table:style-name="FoodItems.E130" office:value-type="string">
            <text:p text:style-name="P16">-</text:p>
          </table:table-cell>
        </table:table-row>
        <table:table-row table:style-name="FoodItems.1">
          <table:table-cell table:style-name="FoodItems.A2" office:value-type="string">
            <text:p text:style-name="P56">Scrambled Eggs, Vegg<text:span text:style-name="T12">ie</text:span></text:p>
          </table:table-cell>
          <table:table-cell table:style-name="FoodItems.B2" office:value-type="float" office:value="58">
            <text:p text:style-name="P53">58</text:p>
          </table:table-cell>
          <table:table-cell table:style-name="FoodItems.B2" office:value-type="float" office:value="70">
            <text:p text:style-name="P57">70</text:p>
          </table:table-cell>
          <table:table-cell table:style-name="FoodItems.D131" office:value-type="string">
            <text:p text:style-name="P57">U</text:p>
          </table:table-cell>
          <table:table-cell table:style-name="FoodItems.E131" office:value-type="string">
            <text:p text:style-name="P16">-</text:p>
          </table:table-cell>
        </table:table-row>
        <table:table-row table:style-name="FoodItems.1">
          <table:table-cell table:style-name="FoodItems.A2" office:value-type="string">
            <text:p text:style-name="P56"/>
            <text:p text:style-name="P56"/>
            <text:p text:style-name="P56"/>
            <text:p text:style-name="P56"/>
            <text:p text:style-name="P56"/>
            <text:p text:style-name="P56"/>
            <text:p text:style-name="P56"/>
            <text:p text:style-name="P56"/>
            <text:p text:style-name="P56"/>
            <text:p text:style-name="P56"/>
            <text:p text:style-name="P56"/>
          </table:table-cell>
          <table:table-cell table:style-name="FoodItems.B2">
            <text:p text:style-name="P53"/>
          </table:table-cell>
          <table:table-cell table:style-name="FoodItems.B2">
            <text:p text:style-name="P57"/>
          </table:table-cell>
          <table:table-cell table:style-name="FoodItems.B2">
            <text:p text:style-name="P57"/>
          </table:table-cell>
          <table:table-cell table:style-name="FoodItems.E2">
            <text:p text:style-name="P16"/>
          </table:table-cell>
        </table:table-row>
        <text:soft-page-break/>
        <table:table-row table:style-name="FoodItems.1">
          <table:table-cell table:style-name="FoodItems.A2" office:value-type="string">
            <text:p text:style-name="P58">Pizza <text:span text:style-name="T13">(6)</text:span></text:p>
            <text:p text:style-name="P58"><text:s text:c="4"/><text:span text:style-name="T23">Boxed pizza that stays fresh and preserved, and self-cooks when opened and enjoyed. <text:s/>At least a few flavors and options are commonly available, and basic, plain cheese pizza is the most common on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59">Pizza, <text:span text:style-name="T12">Basic Cheese</text:span></text:p>
          </table:table-cell>
          <table:table-cell table:style-name="FoodItems.B2" office:value-type="float" office:value="100">
            <text:p text:style-name="P60">100</text:p>
          </table:table-cell>
          <table:table-cell table:style-name="FoodItems.B2" office:value-type="float" office:value="200">
            <text:p text:style-name="P60">200</text:p>
          </table:table-cell>
          <table:table-cell table:style-name="FoodItems.D134" office:value-type="string">
            <text:p text:style-name="P60">U</text:p>
          </table:table-cell>
          <table:table-cell table:style-name="FoodItems.E134" office:value-type="string">
            <text:p text:style-name="P16">-</text:p>
          </table:table-cell>
        </table:table-row>
        <table:table-row table:style-name="FoodItems.1">
          <table:table-cell table:style-name="FoodItems.A2" office:value-type="string">
            <text:p text:style-name="P59">Pizza, <text:span text:style-name="T12">Beef</text:span></text:p>
          </table:table-cell>
          <table:table-cell table:style-name="FoodItems.B2" office:value-type="float" office:value="125">
            <text:p text:style-name="P60">125</text:p>
          </table:table-cell>
          <table:table-cell table:style-name="FoodItems.B2" office:value-type="float" office:value="250">
            <text:p text:style-name="P60">250</text:p>
          </table:table-cell>
          <table:table-cell table:style-name="FoodItems.D135" office:value-type="string">
            <text:p text:style-name="P60">R</text:p>
          </table:table-cell>
          <table:table-cell table:style-name="FoodItems.E135" office:value-type="string">
            <text:p text:style-name="P16">-</text:p>
          </table:table-cell>
        </table:table-row>
        <table:table-row table:style-name="FoodItems.1">
          <table:table-cell table:style-name="FoodItems.A2" office:value-type="string">
            <text:p text:style-name="P59">Pizza, <text:span text:style-name="T12">Cheese n’ Bacon</text:span></text:p>
          </table:table-cell>
          <table:table-cell table:style-name="FoodItems.B2" office:value-type="float" office:value="150">
            <text:p text:style-name="P60">150</text:p>
          </table:table-cell>
          <table:table-cell table:style-name="FoodItems.B2" office:value-type="float" office:value="300">
            <text:p text:style-name="P60">300</text:p>
          </table:table-cell>
          <table:table-cell table:style-name="FoodItems.D136" office:value-type="string">
            <text:p text:style-name="P60">R</text:p>
          </table:table-cell>
          <table:table-cell table:style-name="FoodItems.E136" office:value-type="string">
            <text:p text:style-name="P16">-</text:p>
          </table:table-cell>
        </table:table-row>
        <table:table-row table:style-name="FoodItems.1">
          <table:table-cell table:style-name="FoodItems.A2" office:value-type="string">
            <text:p text:style-name="P59">Pizza, <text:span text:style-name="T12">Chicken</text:span></text:p>
          </table:table-cell>
          <table:table-cell table:style-name="FoodItems.B2" office:value-type="float" office:value="125">
            <text:p text:style-name="P60">125</text:p>
          </table:table-cell>
          <table:table-cell table:style-name="FoodItems.B2" office:value-type="float" office:value="250">
            <text:p text:style-name="P60">250</text:p>
          </table:table-cell>
          <table:table-cell table:style-name="FoodItems.D137" office:value-type="string">
            <text:p text:style-name="P60">R</text:p>
          </table:table-cell>
          <table:table-cell table:style-name="FoodItems.E137" office:value-type="string">
            <text:p text:style-name="P16">-</text:p>
          </table:table-cell>
        </table:table-row>
        <table:table-row table:style-name="FoodItems.1">
          <table:table-cell table:style-name="FoodItems.A2" office:value-type="string">
            <text:p text:style-name="P59">Pizza, <text:span text:style-name="T12">Veggie</text:span></text:p>
          </table:table-cell>
          <table:table-cell table:style-name="FoodItems.B2" office:value-type="float" office:value="120">
            <text:p text:style-name="P60">120</text:p>
          </table:table-cell>
          <table:table-cell table:style-name="FoodItems.B2" office:value-type="float" office:value="240">
            <text:p text:style-name="P60">240</text:p>
          </table:table-cell>
          <table:table-cell table:style-name="FoodItems.D138" office:value-type="string">
            <text:p text:style-name="P60">U</text:p>
          </table:table-cell>
          <table:table-cell table:style-name="FoodItems.E138" office:value-type="string">
            <text:p text:style-name="P16">-</text:p>
          </table:table-cell>
        </table:table-row>
        <table:table-row table:style-name="FoodItems.1">
          <table:table-cell table:style-name="FoodItems.A2" office:value-type="string">
            <text:p text:style-name="P59">Pizza, <text:span text:style-name="T12">X-Plant</text:span></text:p>
          </table:table-cell>
          <table:table-cell table:style-name="FoodItems.B2" office:value-type="float" office:value="200">
            <text:p text:style-name="P60">200</text:p>
          </table:table-cell>
          <table:table-cell table:style-name="FoodItems.B2" office:value-type="float" office:value="400">
            <text:p text:style-name="P60">400</text:p>
          </table:table-cell>
          <table:table-cell table:style-name="FoodItems.D139" office:value-type="string">
            <text:p text:style-name="P60">R</text:p>
          </table:table-cell>
          <table:table-cell table:style-name="FoodItems.E139" office:value-type="string">
            <text:p text:style-name="P16">-</text:p>
          </table:table-cell>
        </table:table-row>
        <table:table-row table:style-name="FoodItems.1">
          <table:table-cell table:style-name="FoodItems.A2" office:value-type="string">
            <text:p text:style-name="P59"/>
          </table:table-cell>
          <table:table-cell table:style-name="FoodItems.B2">
            <text:p text:style-name="P60"/>
          </table:table-cell>
          <table:table-cell table:style-name="FoodItems.B2">
            <text:p text:style-name="P60"/>
          </table:table-cell>
          <table:table-cell table:style-name="FoodItems.B2">
            <text:p text:style-name="P60"/>
          </table:table-cell>
          <table:table-cell table:style-name="FoodItems.E2">
            <text:p text:style-name="P16"/>
          </table:table-cell>
        </table:table-row>
        <table:table-row table:style-name="FoodItems.1">
          <table:table-cell table:style-name="FoodItems.A2" office:value-type="string">
            <text:p text:style-name="P61">Popcorn (<text:span text:style-name="T14">6</text:span>)</text:p>
            <text:p text:style-name="P61"><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1">Popcorn, Buttered</text:p>
          </table:table-cell>
          <table:table-cell table:style-name="FoodItems.B2" office:value-type="float" office:value="40">
            <text:p text:style-name="P62">40</text:p>
          </table:table-cell>
          <table:table-cell table:style-name="FoodItems.B2" office:value-type="float" office:value="60">
            <text:p text:style-name="P62">60</text:p>
          </table:table-cell>
          <table:table-cell table:style-name="FoodItems.D142" office:value-type="string">
            <text:p text:style-name="P64">U</text:p>
          </table:table-cell>
          <table:table-cell table:style-name="FoodItems.E142" office:value-type="string">
            <text:p text:style-name="P16">-</text:p>
          </table:table-cell>
        </table:table-row>
        <table:table-row table:style-name="FoodItems.1">
          <table:table-cell table:style-name="FoodItems.A2" office:value-type="string">
            <text:p text:style-name="P61">Popcorn, Chees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D143" office:value-type="string">
            <text:p text:style-name="P64">U</text:p>
          </table:table-cell>
          <table:table-cell table:style-name="FoodItems.E143" office:value-type="string">
            <text:p text:style-name="P16">-</text:p>
          </table:table-cell>
        </table:table-row>
        <table:table-row table:style-name="FoodItems.1">
          <table:table-cell table:style-name="FoodItems.A2" office:value-type="string">
            <text:p text:style-name="P61">Popcorn, Fresh</text:p>
          </table:table-cell>
          <table:table-cell table:style-name="FoodItems.B2" office:value-type="float" office:value="35">
            <text:p text:style-name="P62">35</text:p>
          </table:table-cell>
          <table:table-cell table:style-name="FoodItems.B2" office:value-type="float" office:value="90">
            <text:p text:style-name="P63">90</text:p>
          </table:table-cell>
          <table:table-cell table:style-name="FoodItems.D144" office:value-type="string">
            <text:p text:style-name="P64">R</text:p>
          </table:table-cell>
          <table:table-cell table:style-name="FoodItems.E144" office:value-type="string">
            <text:p text:style-name="P31">c</text:p>
          </table:table-cell>
        </table:table-row>
        <table:table-row table:style-name="FoodItems.1">
          <table:table-cell table:style-name="FoodItems.A2" office:value-type="string">
            <text:p text:style-name="P61">Popcorn, Kettl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D145" office:value-type="string">
            <text:p text:style-name="P64">U</text:p>
          </table:table-cell>
          <table:table-cell table:style-name="FoodItems.E145" office:value-type="string">
            <text:p text:style-name="P16">-</text:p>
          </table:table-cell>
        </table:table-row>
        <table:table-row table:style-name="FoodItems.1">
          <table:table-cell table:style-name="FoodItems.A2" office:value-type="string">
            <text:p text:style-name="P61">Popcorn, Plain</text:p>
          </table:table-cell>
          <table:table-cell table:style-name="FoodItems.B2" office:value-type="float" office:value="35">
            <text:p text:style-name="P62">35</text:p>
          </table:table-cell>
          <table:table-cell table:style-name="FoodItems.B2" office:value-type="float" office:value="45">
            <text:p text:style-name="P62">45</text:p>
          </table:table-cell>
          <table:table-cell table:style-name="FoodItems.D146" office:value-type="string">
            <text:p text:style-name="P64">C</text:p>
          </table:table-cell>
          <table:table-cell table:style-name="FoodItems.E146" office:value-type="string">
            <text:p text:style-name="P16">-</text:p>
          </table:table-cell>
        </table:table-row>
        <table:table-row table:style-name="FoodItems.1">
          <table:table-cell table:style-name="FoodItems.A2" office:value-type="string">
            <text:p text:style-name="P61">Popcorn, Wild</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47" office:value-type="string">
            <text:p text:style-name="P64">R</text:p>
          </table:table-cell>
          <table:table-cell table:style-name="FoodItems.E147" office:value-type="string">
            <text:p text:style-name="P16">-</text:p>
          </table:table-cell>
        </table:table-row>
        <table:table-row table:style-name="FoodItems.1">
          <table:table-cell table:style-name="FoodItems.A2" office:value-type="string">
            <text:p text:style-name="P61"/>
          </table:table-cell>
          <table:table-cell table:style-name="FoodItems.B2">
            <text:p text:style-name="P62"/>
          </table:table-cell>
          <table:table-cell table:style-name="FoodItems.B2">
            <text:p text:style-name="P62"/>
          </table:table-cell>
          <table:table-cell table:style-name="FoodItems.B2">
            <text:p text:style-name="P64"/>
          </table:table-cell>
          <table:table-cell table:style-name="FoodItems.E2">
            <text:p text:style-name="P16"/>
          </table:table-cell>
        </table:table-row>
        <table:table-row table:style-name="FoodItems.1">
          <table:table-cell table:style-name="FoodItems.A2" office:value-type="string">
            <text:p text:style-name="P65">Candy (<text:span text:style-name="T15">1</text:span><text:span text:style-name="T32">2</text:span>)</text:p>
            <text:p text:style-name="P65"><text:s text:c="4"/><text:span text:style-name="T24">Various flavors and types of delicious candies and treats. <text:s/></text:span><text:span text:style-name="T28">Somewhat nutritious too, go figur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6">Candy Bar, Apple</text:p>
          </table:table-cell>
          <table:table-cell table:style-name="FoodItems.B2" office:value-type="float" office:value="50">
            <text:p text:style-name="P68">50</text:p>
          </table:table-cell>
          <table:table-cell table:style-name="FoodItems.B2" office:value-type="float" office:value="110">
            <text:p text:style-name="P69">110</text:p>
          </table:table-cell>
          <table:table-cell table:style-name="FoodItems.D150" office:value-type="string">
            <text:p text:style-name="P70">C</text:p>
          </table:table-cell>
          <table:table-cell table:style-name="FoodItems.E150" office:value-type="string">
            <text:p text:style-name="P16">-</text:p>
          </table:table-cell>
        </table:table-row>
        <table:table-row table:style-name="FoodItems.1">
          <table:table-cell table:style-name="FoodItems.A2" office:value-type="string">
            <text:p text:style-name="P66">Candy Bar, Butter Dream</text:p>
          </table:table-cell>
          <table:table-cell table:style-name="FoodItems.B2" office:value-type="float" office:value="50">
            <text:p text:style-name="P68">50</text:p>
          </table:table-cell>
          <table:table-cell table:style-name="FoodItems.B2" office:value-type="float" office:value="100">
            <text:p text:style-name="P69">100</text:p>
          </table:table-cell>
          <table:table-cell table:style-name="FoodItems.D151" office:value-type="string">
            <text:p text:style-name="P70">C</text:p>
          </table:table-cell>
          <table:table-cell table:style-name="FoodItems.E151" office:value-type="string">
            <text:p text:style-name="P16">-</text:p>
          </table:table-cell>
        </table:table-row>
        <table:table-row table:style-name="FoodItems.1">
          <table:table-cell table:style-name="FoodItems.A2" office:value-type="string">
            <text:p text:style-name="P66">Candy Bar, Mint Choc.</text:p>
          </table:table-cell>
          <table:table-cell table:style-name="FoodItems.B2" office:value-type="float" office:value="90">
            <text:p text:style-name="P68">90</text:p>
          </table:table-cell>
          <table:table-cell table:style-name="FoodItems.B2" office:value-type="float" office:value="220">
            <text:p text:style-name="P69">220</text:p>
          </table:table-cell>
          <table:table-cell table:style-name="FoodItems.D152" office:value-type="string">
            <text:p text:style-name="P70">R</text:p>
          </table:table-cell>
          <table:table-cell table:style-name="FoodItems.E152" office:value-type="string">
            <text:p text:style-name="P16">-</text:p>
          </table:table-cell>
        </table:table-row>
        <table:table-row table:style-name="FoodItems.1">
          <table:table-cell table:style-name="FoodItems.A2" office:value-type="string">
            <text:p text:style-name="P66">Candy Bar, Mutfruit</text:p>
          </table:table-cell>
          <table:table-cell table:style-name="FoodItems.B2" office:value-type="float" office:value="55">
            <text:p text:style-name="P68">55</text:p>
          </table:table-cell>
          <table:table-cell table:style-name="FoodItems.B2" office:value-type="float" office:value="110">
            <text:p text:style-name="P69">110</text:p>
          </table:table-cell>
          <table:table-cell table:style-name="FoodItems.D153" office:value-type="string">
            <text:p text:style-name="P70">U</text:p>
          </table:table-cell>
          <table:table-cell table:style-name="FoodItems.E153" office:value-type="string">
            <text:p text:style-name="P16">-</text:p>
          </table:table-cell>
        </table:table-row>
        <table:table-row table:style-name="FoodItems.1">
          <table:table-cell table:style-name="FoodItems.A2" office:value-type="string">
            <text:p text:style-name="P66">Candy Bar, Nuke Nut</text:p>
          </table:table-cell>
          <table:table-cell table:style-name="FoodItems.B2" office:value-type="float" office:value="70">
            <text:p text:style-name="P68">70</text:p>
          </table:table-cell>
          <table:table-cell table:style-name="FoodItems.B2" office:value-type="float" office:value="120">
            <text:p text:style-name="P69">120</text:p>
          </table:table-cell>
          <table:table-cell table:style-name="FoodItems.D154" office:value-type="string">
            <text:p text:style-name="P70">C</text:p>
          </table:table-cell>
          <table:table-cell table:style-name="FoodItems.E154" office:value-type="string">
            <text:p text:style-name="P16">-</text:p>
          </table:table-cell>
        </table:table-row>
        <table:table-row table:style-name="FoodItems.1">
          <table:table-cell table:style-name="FoodItems.A2" office:value-type="string">
            <text:p text:style-name="P66">Candy Bar, Orange</text:p>
          </table:table-cell>
          <table:table-cell table:style-name="FoodItems.B2" office:value-type="float" office:value="55">
            <text:p text:style-name="P68">55</text:p>
          </table:table-cell>
          <table:table-cell table:style-name="FoodItems.B2" office:value-type="float" office:value="110">
            <text:p text:style-name="P69">110</text:p>
          </table:table-cell>
          <table:table-cell table:style-name="FoodItems.D155" office:value-type="string">
            <text:p text:style-name="P70">C</text:p>
          </table:table-cell>
          <table:table-cell table:style-name="FoodItems.E155" office:value-type="string">
            <text:p text:style-name="P16">-</text:p>
          </table:table-cell>
        </table:table-row>
        <table:table-row table:style-name="FoodItems.1">
          <table:table-cell table:style-name="FoodItems.A2" office:value-type="string">
            <text:p text:style-name="P66">Candy Bar, Pumpkin Spice</text:p>
          </table:table-cell>
          <table:table-cell table:style-name="FoodItems.B2" office:value-type="float" office:value="50">
            <text:p text:style-name="P68">50</text:p>
          </table:table-cell>
          <table:table-cell table:style-name="FoodItems.B2" office:value-type="float" office:value="100">
            <text:p text:style-name="P69">100</text:p>
          </table:table-cell>
          <table:table-cell table:style-name="FoodItems.D156" office:value-type="string">
            <text:p text:style-name="P70">C</text:p>
          </table:table-cell>
          <table:table-cell table:style-name="FoodItems.E156" office:value-type="string">
            <text:p text:style-name="P16">-</text:p>
          </table:table-cell>
        </table:table-row>
        <table:table-row table:style-name="FoodItems.1">
          <table:table-cell table:style-name="FoodItems.A2" office:value-type="string">
            <text:p text:style-name="P66">Candy Bar, Sugar Spice</text:p>
          </table:table-cell>
          <table:table-cell table:style-name="FoodItems.B2" office:value-type="float" office:value="45">
            <text:p text:style-name="P68">45</text:p>
          </table:table-cell>
          <table:table-cell table:style-name="FoodItems.B2" office:value-type="float" office:value="100">
            <text:p text:style-name="P69">100</text:p>
          </table:table-cell>
          <table:table-cell table:style-name="FoodItems.D157" office:value-type="string">
            <text:p text:style-name="P70">C</text:p>
          </table:table-cell>
          <table:table-cell table:style-name="FoodItems.E157" office:value-type="string">
            <text:p text:style-name="P16">-</text:p>
          </table:table-cell>
        </table:table-row>
        <table:table-row table:style-name="FoodItems.1">
          <table:table-cell table:style-name="FoodItems.A2" office:value-type="string">
            <text:p text:style-name="P66">Candy Bar, Tarberry</text:p>
          </table:table-cell>
          <table:table-cell table:style-name="FoodItems.B2" office:value-type="float" office:value="50">
            <text:p text:style-name="P68">50</text:p>
          </table:table-cell>
          <table:table-cell table:style-name="FoodItems.B2" office:value-type="float" office:value="120">
            <text:p text:style-name="P69">120</text:p>
          </table:table-cell>
          <table:table-cell table:style-name="FoodItems.D158" office:value-type="string">
            <text:p text:style-name="P70">C</text:p>
          </table:table-cell>
          <table:table-cell table:style-name="FoodItems.E158" office:value-type="string">
            <text:p text:style-name="P16">-</text:p>
          </table:table-cell>
        </table:table-row>
        <table:table-row table:style-name="FoodItems.1">
          <table:table-cell table:style-name="FoodItems.A2" office:value-type="string">
            <text:p text:style-name="P66">Candy Bar, Wild Mutfruit</text:p>
          </table:table-cell>
          <table:table-cell table:style-name="FoodItems.B2" office:value-type="float" office:value="65">
            <text:p text:style-name="P68">65</text:p>
          </table:table-cell>
          <table:table-cell table:style-name="FoodItems.B2" office:value-type="float" office:value="160">
            <text:p text:style-name="P69">160</text:p>
          </table:table-cell>
          <table:table-cell table:style-name="FoodItems.D159" office:value-type="string">
            <text:p text:style-name="P70">R</text:p>
          </table:table-cell>
          <table:table-cell table:style-name="FoodItems.E159" office:value-type="string">
            <text:p text:style-name="P16">-</text:p>
          </table:table-cell>
        </table:table-row>
        <table:table-row table:style-name="FoodItems.1">
          <table:table-cell table:style-name="FoodItems.A2" office:value-type="string">
            <text:p text:style-name="P66">Candy Bar, Wild Tarberry</text:p>
          </table:table-cell>
          <table:table-cell table:style-name="FoodItems.B2" office:value-type="float" office:value="65">
            <text:p text:style-name="P68">65</text:p>
          </table:table-cell>
          <table:table-cell table:style-name="FoodItems.B2" office:value-type="float" office:value="160">
            <text:p text:style-name="P69">160</text:p>
          </table:table-cell>
          <table:table-cell table:style-name="FoodItems.D160" office:value-type="string">
            <text:p text:style-name="P70">R</text:p>
          </table:table-cell>
          <table:table-cell table:style-name="FoodItems.E160" office:value-type="string">
            <text:p text:style-name="P16">-</text:p>
          </table:table-cell>
        </table:table-row>
        <table:table-row table:style-name="FoodItems.1">
          <table:table-cell table:style-name="FoodItems.A2" office:value-type="string">
            <text:p text:style-name="P71">Chocolate Candies</text:p>
          </table:table-cell>
          <table:table-cell table:style-name="FoodItems.B2" office:value-type="float" office:value="52">
            <text:p text:style-name="P71">52</text:p>
          </table:table-cell>
          <table:table-cell table:style-name="FoodItems.B2" office:value-type="float" office:value="65">
            <text:p text:style-name="P71">65</text:p>
          </table:table-cell>
          <table:table-cell table:style-name="FoodItems.D161" office:value-type="string">
            <text:p text:style-name="P71">C</text:p>
          </table:table-cell>
          <table:table-cell table:style-name="FoodItems.E161" office:value-type="string">
            <text:p text:style-name="P16">-</text:p>
          </table:table-cell>
        </table:table-row>
        <table:table-row table:style-name="FoodItems.1">
          <table:table-cell table:style-name="FoodItems.A2" office:value-type="string">
            <text:p text:style-name="P66"/>
            <text:p text:style-name="P66"/>
            <text:p text:style-name="P66"/>
            <text:p text:style-name="P66"/>
            <text:p text:style-name="P66"/>
            <text:p text:style-name="P66"/>
            <text:p text:style-name="P66"/>
          </table:table-cell>
          <table:table-cell table:style-name="FoodItems.B2">
            <text:p text:style-name="P68"/>
          </table:table-cell>
          <table:table-cell table:style-name="FoodItems.B2">
            <text:p text:style-name="P69"/>
          </table:table-cell>
          <table:table-cell table:style-name="FoodItems.B2">
            <text:p text:style-name="P70"/>
          </table:table-cell>
          <table:table-cell table:style-name="FoodItems.E2">
            <text:p text:style-name="P16"/>
          </table:table-cell>
        </table:table-row>
        <text:soft-page-break/>
        <table:table-row table:style-name="FoodItems.1">
          <table:table-cell table:style-name="FoodItems.A2" office:value-type="string">
            <text:p text:style-name="P66">Ingredients (<text:span text:style-name="T46">7</text:span>, plus cooking oil from base game)</text:p>
            <text:p text:style-name="P66"><text:s text:c="4"/><text:span text:style-name="T24">You will need these things, along with various harvested and-or purchased crops and foods, to craft various DCDAM items yourself. <text:s/></text:span><text:span text:style-name="T41">Note that milk usually comes from Brahmin, but not always, as there are other, special sources, thanks to FEV and mutation-borne plant-able crops.</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1" office:value-type="string">
            <text:p text:style-name="P82">Can O’ Butter, Milk<text:span text:style-name="T43">fat</text:span></text:p>
          </table:table-cell>
          <table:table-cell table:style-name="FoodItems.B28" office:value-type="float" office:value="5">
            <text:p text:style-name="P82">5</text:p>
          </table:table-cell>
          <table:table-cell table:style-name="FoodItems.B28" office:value-type="float" office:value="15">
            <text:p text:style-name="P82">15</text:p>
          </table:table-cell>
          <table:table-cell table:style-name="FoodItems.D164" office:value-type="string">
            <text:p text:style-name="P82">C</text:p>
          </table:table-cell>
          <table:table-cell table:style-name="FoodItems.E164" office:value-type="string">
            <text:p text:style-name="P82">a</text:p>
          </table:table-cell>
        </table:table-row>
        <table:table-row table:style-name="FoodItems.1">
          <table:table-cell table:style-name="FoodItems.A2" office:value-type="string">
            <text:p text:style-name="P67">Can O’ <text:span text:style-name="T42">Butter, </text:span>Nuke Nut</text:p>
          </table:table-cell>
          <table:table-cell table:style-name="FoodItems.B2" office:value-type="float" office:value="22">
            <text:p text:style-name="P83">22</text:p>
          </table:table-cell>
          <table:table-cell table:style-name="FoodItems.B2" office:value-type="float" office:value="36">
            <text:p text:style-name="P81">3<text:span text:style-name="T44">6</text:span></text:p>
          </table:table-cell>
          <table:table-cell table:style-name="FoodItems.D165" office:value-type="string">
            <text:p text:style-name="P82">C</text:p>
          </table:table-cell>
          <table:table-cell table:style-name="FoodItems.E165" office:value-type="string">
            <text:p text:style-name="P16">-</text:p>
          </table:table-cell>
        </table:table-row>
        <table:table-row table:style-name="FoodItems.1">
          <table:table-cell table:style-name="FoodItems.A2" office:value-type="string">
            <text:p text:style-name="P67">Can O’ <text:span text:style-name="T42">Butter, </text:span><text:span text:style-name="T44">Silt Bean</text:span></text:p>
          </table:table-cell>
          <table:table-cell table:style-name="FoodItems.B2" office:value-type="float" office:value="10">
            <text:p text:style-name="P83">10</text:p>
          </table:table-cell>
          <table:table-cell table:style-name="FoodItems.B2" office:value-type="float" office:value="32">
            <text:p text:style-name="P81">3<text:span text:style-name="T44">2</text:span></text:p>
          </table:table-cell>
          <table:table-cell table:style-name="FoodItems.D166" office:value-type="string">
            <text:p text:style-name="P82">C</text:p>
          </table:table-cell>
          <table:table-cell table:style-name="FoodItems.E166" office:value-type="string">
            <text:p text:style-name="P16">-</text:p>
          </table:table-cell>
        </table:table-row>
        <table:table-row table:style-name="FoodItems.1">
          <table:table-cell table:style-name="FoodItems.A2" office:value-type="string">
            <text:p text:style-name="P66">Cooking Oil</text:p>
          </table:table-cell>
          <table:table-cell table:style-name="FoodItems.B167" office:value-type="string">
            <text:p text:style-name="P16">-</text:p>
          </table:table-cell>
          <table:table-cell table:style-name="FoodItems.B2" office:value-type="float" office:value="4">
            <text:p text:style-name="P72">4</text:p>
          </table:table-cell>
          <table:table-cell table:style-name="FoodItems.D167" office:value-type="string">
            <text:p text:style-name="P82">C</text:p>
          </table:table-cell>
          <table:table-cell table:style-name="FoodItems.E167" office:value-type="string">
            <text:p text:style-name="P31">a</text:p>
          </table:table-cell>
        </table:table-row>
        <table:table-row table:style-name="FoodItems.1">
          <table:table-cell table:style-name="FoodItems.A2" office:value-type="string">
            <text:p text:style-name="P66">Corn Sugar</text:p>
          </table:table-cell>
          <table:table-cell table:style-name="FoodItems.B2" office:value-type="float" office:value="2">
            <text:p text:style-name="P72">2</text:p>
          </table:table-cell>
          <table:table-cell table:style-name="FoodItems.B2" office:value-type="float" office:value="8">
            <text:p text:style-name="P81">8</text:p>
          </table:table-cell>
          <table:table-cell table:style-name="FoodItems.D168" office:value-type="string">
            <text:p text:style-name="P82">C</text:p>
          </table:table-cell>
          <table:table-cell table:style-name="FoodItems.E168" office:value-type="string">
            <text:p text:style-name="P81">a</text:p>
          </table:table-cell>
        </table:table-row>
        <table:table-row table:style-name="FoodItems.1">
          <table:table-cell table:style-name="FoodItems.A2" office:value-type="string">
            <text:p text:style-name="P66">Fungus Cheese</text:p>
          </table:table-cell>
          <table:table-cell table:style-name="FoodItems.B2" office:value-type="float" office:value="5">
            <text:p text:style-name="P72">5</text:p>
          </table:table-cell>
          <table:table-cell table:style-name="FoodItems.B2" office:value-type="float" office:value="29">
            <text:p text:style-name="P81">29</text:p>
          </table:table-cell>
          <table:table-cell table:style-name="FoodItems.D169" office:value-type="string">
            <text:p text:style-name="P82">C</text:p>
          </table:table-cell>
          <table:table-cell table:style-name="FoodItems.E169" office:value-type="string">
            <text:p text:style-name="P16">-</text:p>
          </table:table-cell>
        </table:table-row>
        <table:table-row table:style-name="FoodItems.1">
          <table:table-cell table:style-name="FoodItems.A1" office:value-type="string">
            <text:p text:style-name="P81">Milk</text:p>
          </table:table-cell>
          <table:table-cell table:style-name="FoodItems.B28" office:value-type="float" office:value="25">
            <text:p text:style-name="P81">25</text:p>
          </table:table-cell>
          <table:table-cell table:style-name="FoodItems.B28" office:value-type="float" office:value="8">
            <text:p text:style-name="P81">8</text:p>
          </table:table-cell>
          <table:table-cell table:style-name="FoodItems.D170" office:value-type="string">
            <text:p text:style-name="P82">C</text:p>
          </table:table-cell>
          <table:table-cell table:style-name="FoodItems.E170" office:value-type="string">
            <text:p text:style-name="P16">-</text:p>
          </table:table-cell>
        </table:table-row>
        <table:table-row table:style-name="FoodItems.1">
          <table:table-cell table:style-name="FoodItems.A2" office:value-type="string">
            <text:p text:style-name="P66">Raw Egg</text:p>
          </table:table-cell>
          <table:table-cell table:style-name="FoodItems.B2" office:value-type="float" office:value="10">
            <text:p text:style-name="P81">10</text:p>
          </table:table-cell>
          <table:table-cell table:style-name="FoodItems.B2" office:value-type="float" office:value="11">
            <text:p text:style-name="P81">11</text:p>
          </table:table-cell>
          <table:table-cell table:style-name="FoodItems.D171" office:value-type="string">
            <text:p text:style-name="P82">C</text:p>
          </table:table-cell>
          <table:table-cell table:style-name="FoodItems.E171" office:value-type="string">
            <text:p text:style-name="P31">a</text:p>
          </table:table-cell>
        </table:table-row>
        <table:table-row table:style-name="FoodItems.1">
          <table:table-cell table:style-name="FoodItems.A2" office:value-type="string">
            <text:p text:style-name="P66"/>
          </table:table-cell>
          <table:table-cell table:style-name="FoodItems.B2">
            <text:p text:style-name="P72"/>
          </table:table-cell>
          <table:table-cell table:style-name="FoodItems.B2">
            <text:p text:style-name="P72"/>
          </table:table-cell>
          <table:table-cell table:style-name="FoodItems.B2">
            <text:p text:style-name="P31"/>
          </table:table-cell>
          <table:table-cell table:style-name="FoodItems.E2">
            <text:p text:style-name="P31"/>
          </table:table-cell>
        </table:table-row>
        <table:table-row table:style-name="FoodItems.1">
          <table:table-cell table:style-name="FoodItems.A2" office:value-type="string">
            <text:p text:style-name="P66">Harvest-able Crops (<text:span text:style-name="T17">7</text:span>)</text:p>
            <text:p text:style-name="P66"><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74">
          <table:table-cell table:style-name="FoodItems.A2" office:value-type="string">
            <text:p text:style-name="P73">Lunkflower</text:p>
          </table:table-cell>
          <table:table-cell table:style-name="FoodItems.B2" office:value-type="float" office:value="5">
            <text:p text:style-name="P74">5</text:p>
          </table:table-cell>
          <table:table-cell table:style-name="FoodItems.B2" office:value-type="float" office:value="8">
            <text:p text:style-name="P74">8</text:p>
          </table:table-cell>
          <table:table-cell table:style-name="FoodItems.D174" office:value-type="string">
            <text:p text:style-name="P74">C</text:p>
          </table:table-cell>
          <table:table-cell table:style-name="FoodItems.E174" office:value-type="string">
            <text:p text:style-name="P16">-</text:p>
          </table:table-cell>
        </table:table-row>
        <table:table-row table:style-name="FoodItems.1">
          <table:table-cell table:style-name="FoodItems.A1" office:value-type="string">
            <text:p text:style-name="P90">Milkmelon</text:p>
          </table:table-cell>
          <table:table-cell table:style-name="FoodItems.B28" office:value-type="float" office:value="-10">
            <text:p text:style-name="P74">-<text:span text:style-name="T49">10</text:span></text:p>
          </table:table-cell>
          <table:table-cell table:style-name="FoodItems.B28" office:value-type="float" office:value="65">
            <text:p text:style-name="P91">65</text:p>
          </table:table-cell>
          <table:table-cell table:style-name="FoodItems.D175" office:value-type="string">
            <text:p text:style-name="P92">C</text:p>
          </table:table-cell>
          <table:table-cell table:style-name="FoodItems.E175" office:value-type="string">
            <text:p text:style-name="P91">a</text:p>
          </table:table-cell>
        </table:table-row>
        <table:table-row table:style-name="FoodItems.1">
          <table:table-cell table:style-name="FoodItems.A2" office:value-type="string">
            <text:p text:style-name="P73">Mintberry</text:p>
          </table:table-cell>
          <table:table-cell table:style-name="FoodItems.B2" office:value-type="float" office:value="5">
            <text:p text:style-name="P74">5</text:p>
          </table:table-cell>
          <table:table-cell table:style-name="FoodItems.B2" office:value-type="float" office:value="16">
            <text:p text:style-name="P74">16</text:p>
          </table:table-cell>
          <table:table-cell table:style-name="FoodItems.D176" office:value-type="string">
            <text:p text:style-name="P74">C</text:p>
          </table:table-cell>
          <table:table-cell table:style-name="FoodItems.E176" office:value-type="string">
            <text:p text:style-name="P16">-</text:p>
          </table:table-cell>
        </table:table-row>
        <table:table-row table:style-name="FoodItems.1">
          <table:table-cell table:style-name="FoodItems.A2" office:value-type="string">
            <text:p text:style-name="P73">Nuke Nut</text:p>
          </table:table-cell>
          <table:table-cell table:style-name="FoodItems.B2" office:value-type="float" office:value="12">
            <text:p text:style-name="P74">12</text:p>
          </table:table-cell>
          <table:table-cell table:style-name="FoodItems.B2" office:value-type="float" office:value="12">
            <text:p text:style-name="P74">12</text:p>
          </table:table-cell>
          <table:table-cell table:style-name="FoodItems.D177" office:value-type="string">
            <text:p text:style-name="P74">C</text:p>
          </table:table-cell>
          <table:table-cell table:style-name="FoodItems.E177" office:value-type="string">
            <text:p text:style-name="P16">-</text:p>
          </table:table-cell>
        </table:table-row>
        <table:table-row table:style-name="FoodItems.1">
          <table:table-cell table:style-name="FoodItems.A2" office:value-type="string">
            <text:p text:style-name="P73">Nuclear Orange</text:p>
          </table:table-cell>
          <table:table-cell table:style-name="FoodItems.B2" office:value-type="float" office:value="12">
            <text:p text:style-name="P74">12</text:p>
          </table:table-cell>
          <table:table-cell table:style-name="FoodItems.B2" office:value-type="float" office:value="12">
            <text:p text:style-name="P74">12</text:p>
          </table:table-cell>
          <table:table-cell table:style-name="FoodItems.D178" office:value-type="string">
            <text:p text:style-name="P74">C</text:p>
          </table:table-cell>
          <table:table-cell table:style-name="FoodItems.E178" office:value-type="string">
            <text:p text:style-name="P16">-</text:p>
          </table:table-cell>
        </table:table-row>
        <table:table-row table:style-name="FoodItems.1">
          <table:table-cell table:style-name="FoodItems.A2" office:value-type="string">
            <text:p text:style-name="P73">Starpepper Berry</text:p>
          </table:table-cell>
          <table:table-cell table:style-name="FoodItems.B2" office:value-type="float" office:value="5">
            <text:p text:style-name="P74">5</text:p>
          </table:table-cell>
          <table:table-cell table:style-name="FoodItems.B2" office:value-type="float" office:value="8">
            <text:p text:style-name="P74">8</text:p>
          </table:table-cell>
          <table:table-cell table:style-name="FoodItems.D179" office:value-type="string">
            <text:p text:style-name="P74">C</text:p>
          </table:table-cell>
          <table:table-cell table:style-name="FoodItems.E179" office:value-type="string">
            <text:p text:style-name="P16">-</text:p>
          </table:table-cell>
        </table:table-row>
        <table:table-row table:style-name="FoodItems.1">
          <table:table-cell table:style-name="FoodItems.A2" office:value-type="string">
            <text:p text:style-name="P73">Vine Apple</text:p>
          </table:table-cell>
          <table:table-cell table:style-name="FoodItems.B2" office:value-type="float" office:value="10">
            <text:p text:style-name="P74">10</text:p>
          </table:table-cell>
          <table:table-cell table:style-name="FoodItems.B2" office:value-type="float" office:value="10">
            <text:p text:style-name="P74">10</text:p>
          </table:table-cell>
          <table:table-cell table:style-name="FoodItems.D180" office:value-type="string">
            <text:p text:style-name="P74">C</text:p>
          </table:table-cell>
          <table:table-cell table:style-name="FoodItems.E180" office:value-type="string">
            <text:p text:style-name="P16">-</text:p>
          </table:table-cell>
        </table:table-row>
        <table:table-row table:style-name="FoodItems.1">
          <table:table-cell table:style-name="FoodItems.A2" office:value-type="string">
            <text:p text:style-name="P73">Vine Onion</text:p>
          </table:table-cell>
          <table:table-cell table:style-name="FoodItems.B2" office:value-type="float" office:value="5">
            <text:p text:style-name="P74">5</text:p>
          </table:table-cell>
          <table:table-cell table:style-name="FoodItems.B2" office:value-type="float" office:value="10">
            <text:p text:style-name="P74">10</text:p>
          </table:table-cell>
          <table:table-cell table:style-name="FoodItems.D181" office:value-type="string">
            <text:p text:style-name="P74">C</text:p>
          </table:table-cell>
          <table:table-cell table:style-name="FoodItems.E181" office:value-type="string">
            <text:p text:style-name="P16">-</text:p>
          </table:table-cell>
        </table:table-row>
        <table:table-row table:style-name="FoodItems.1">
          <table:table-cell table:style-name="FoodItems.A2" office:value-type="string">
            <text:p text:style-name="P16"/>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6">Total <text:span text:style-name="T16">DCDAM</text:span> Items: <text:span text:style-name="T18">1</text:span><text:span text:style-name="T47">5</text:span><text:span text:style-name="T37">1</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
      <text:p text:style-name="P1"/>
      <text:p text:style-name="P1">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7">d: <text:s/>Temporarily boosts XP gain by a small percentage.</text:p>
      <text:p text:style-name="P1"/>
      <text:p text:style-name="P2">C: <text:s/>Common</text:p>
      <text:p text:style-name="P2">U: <text:s/>Uncommon</text:p>
      <text:p text:style-name="P2">R: <text:s/>R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3.2$Windows_X86_64 LibreOffice_project/29d686fea9f6705b262d369fede658f824154cc0</meta:generator>
    <dc:date>2023-12-07T18:01:53.146000000</dc:date>
    <meta:editing-duration>P1DT1H41M38S</meta:editing-duration>
    <meta:editing-cycles>138</meta:editing-cycles>
    <meta:print-date>2023-12-07T07:23:09.326000000</meta:print-date>
    <meta:printed-by>PDF files</meta:printed-by>
    <meta:document-statistic meta:table-count="1" meta:image-count="0" meta:object-count="0" meta:page-count="6" meta:paragraph-count="799" meta:word-count="1647" meta:character-count="7217" meta:non-whitespace-character-count="6283"/>
  </office:meta>
</office:document-meta>
</file>